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Andale Mono" officeooo:rsid="00124547" officeooo:paragraph-rsid="00124547"/>
    </style:style>
    <style:style style:name="P2" style:family="paragraph" style:parent-style-name="Standard">
      <style:text-properties style:font-name="Andale Mono" officeooo:rsid="00124547" officeooo:paragraph-rsid="0014a671"/>
    </style:style>
    <style:style style:name="P3" style:family="paragraph" style:parent-style-name="Standard">
      <style:text-properties style:font-name="Andale Mono" officeooo:rsid="00124547" officeooo:paragraph-rsid="0015b334"/>
    </style:style>
    <style:style style:name="P4" style:family="paragraph" style:parent-style-name="Standard">
      <style:text-properties style:font-name="Andale Mono" officeooo:rsid="00124547" officeooo:paragraph-rsid="001e2843"/>
    </style:style>
    <style:style style:name="P5" style:family="paragraph" style:parent-style-name="Standard">
      <style:paragraph-properties fo:line-height="100%"/>
      <style:text-properties style:font-name="Andale Mono" officeooo:rsid="00124547" officeooo:paragraph-rsid="00124547"/>
    </style:style>
    <style:style style:name="P6" style:family="paragraph" style:parent-style-name="Standard">
      <style:text-properties style:font-name="Andale Mono" officeooo:rsid="00124547" officeooo:paragraph-rsid="0025ce88"/>
    </style:style>
    <style:style style:name="P7" style:family="paragraph" style:parent-style-name="Standard">
      <style:text-properties style:font-name="Andale Mono" officeooo:rsid="00124547" officeooo:paragraph-rsid="0025dadf"/>
    </style:style>
    <style:style style:name="P8" style:family="paragraph" style:parent-style-name="Standard">
      <style:text-properties style:font-name="Andale Mono" officeooo:rsid="00124547" officeooo:paragraph-rsid="0028cebf"/>
    </style:style>
    <style:style style:name="P9" style:family="paragraph" style:parent-style-name="Standard">
      <style:text-properties style:font-name="Andale Mono" officeooo:rsid="00124547" officeooo:paragraph-rsid="003bbae6"/>
    </style:style>
    <style:style style:name="P10" style:family="paragraph" style:parent-style-name="Standard">
      <style:text-properties style:font-name="Andale Mono" officeooo:rsid="00124547" officeooo:paragraph-rsid="004fa0a2"/>
    </style:style>
    <style:style style:name="P11" style:family="paragraph" style:parent-style-name="Standard">
      <style:paragraph-properties fo:margin-left="1.251cm" fo:margin-right="0cm" fo:text-indent="0cm" style:auto-text-indent="false"/>
      <style:text-properties style:font-name="Andale Mono" officeooo:rsid="00124547" officeooo:paragraph-rsid="00234bb0"/>
    </style:style>
    <style:style style:name="P12" style:family="paragraph" style:parent-style-name="Standard">
      <style:paragraph-properties fo:break-before="page"/>
      <style:text-properties style:font-name="Andale Mono" officeooo:rsid="00124547" officeooo:paragraph-rsid="005ed8ea"/>
    </style:style>
    <style:style style:name="P13" style:family="paragraph" style:parent-style-name="Standard">
      <style:text-properties officeooo:paragraph-rsid="00124547"/>
    </style:style>
    <style:style style:name="P14" style:family="paragraph" style:parent-style-name="Standard">
      <style:text-properties officeooo:paragraph-rsid="001802e3"/>
    </style:style>
    <style:style style:name="P15" style:family="paragraph" style:parent-style-name="Standard">
      <style:text-properties officeooo:paragraph-rsid="001a679d"/>
    </style:style>
    <style:style style:name="P16" style:family="paragraph" style:parent-style-name="Standard">
      <style:text-properties officeooo:paragraph-rsid="001c1b4c"/>
    </style:style>
    <style:style style:name="P17" style:family="paragraph" style:parent-style-name="Preformatted_20_Text">
      <style:paragraph-properties fo:margin-left="1.251cm" fo:margin-right="0cm" fo:text-indent="0cm" style:auto-text-indent="false"/>
      <style:text-properties officeooo:paragraph-rsid="001c1b4c"/>
    </style:style>
    <style:style style:name="P18" style:family="paragraph" style:parent-style-name="Standard">
      <style:text-properties style:font-name="Arial" fo:font-weight="bold" officeooo:paragraph-rsid="00124547" style:font-weight-asian="bold" style:font-weight-complex="bold"/>
    </style:style>
    <style:style style:name="P19" style:family="paragraph" style:parent-style-name="Standard">
      <style:text-properties style:font-name="Arial" fo:font-weight="bold" officeooo:rsid="003e0c80" officeooo:paragraph-rsid="003e0c80" style:font-weight-asian="bold" style:font-weight-complex="bold"/>
    </style:style>
    <style:style style:name="P20" style:family="paragraph" style:parent-style-name="Standard">
      <style:text-properties style:font-name="Arial" fo:font-weight="bold" officeooo:rsid="00124547" officeooo:paragraph-rsid="00124547" style:font-weight-asian="bold" style:font-weight-complex="bold"/>
    </style:style>
    <style:style style:name="P21" style:family="paragraph" style:parent-style-name="Text_20_body">
      <style:text-properties style:font-name="Arial" fo:font-weight="bold" style:font-weight-asian="bold" style:font-weight-complex="bold"/>
    </style:style>
    <style:style style:name="P22" style:family="paragraph" style:parent-style-name="Standard">
      <style:text-properties style:font-name="Arial" style:text-underline-style="solid" style:text-underline-width="auto" style:text-underline-color="font-color" fo:font-weight="bold" officeooo:rsid="001e2843" officeooo:paragraph-rsid="001e2843" style:font-weight-asian="bold" style:font-weight-complex="bold"/>
    </style:style>
    <style:style style:name="P23" style:family="paragraph" style:parent-style-name="Standard">
      <style:text-properties style:font-name="Arial" style:text-underline-style="solid" style:text-underline-width="auto" style:text-underline-color="font-color" fo:font-weight="bold" officeooo:rsid="00124547" officeooo:paragraph-rsid="00124547" style:font-weight-asian="bold" style:font-weight-complex="bold"/>
    </style:style>
    <style:style style:name="P24" style:family="paragraph" style:parent-style-name="Standard">
      <style:paragraph-properties fo:margin-left="0cm" fo:margin-right="0cm" fo:text-indent="0cm" style:auto-text-indent="false"/>
      <style:text-properties style:font-name="Arial" fo:font-size="12pt" fo:font-weight="bold" officeooo:rsid="0068bb4f" officeooo:paragraph-rsid="0068bb4f" style:font-size-asian="12pt" style:font-weight-asian="bold" style:font-size-complex="12pt" style:font-weight-complex="bold"/>
    </style:style>
    <style:style style:name="P25" style:family="paragraph" style:parent-style-name="Standard">
      <style:paragraph-properties fo:margin-left="0cm" fo:margin-right="0cm" fo:text-indent="0cm" style:auto-text-indent="false"/>
      <style:text-properties style:font-name="Arial" fo:font-size="12pt" fo:font-weight="bold" officeooo:rsid="006b55af" officeooo:paragraph-rsid="006b55af" style:font-size-asian="12pt" style:font-weight-asian="bold" style:font-size-complex="12pt" style:font-weight-complex="bold"/>
    </style:style>
    <style:style style:name="P26" style:family="paragraph" style:parent-style-name="Standard">
      <style:text-properties officeooo:paragraph-rsid="002afa11"/>
    </style:style>
    <style:style style:name="P27" style:family="paragraph" style:parent-style-name="Standard">
      <style:text-properties officeooo:paragraph-rsid="002c40b8"/>
    </style:style>
    <style:style style:name="P28" style:family="paragraph" style:parent-style-name="Standard">
      <style:text-properties officeooo:paragraph-rsid="0028cebf"/>
    </style:style>
    <style:style style:name="P29" style:family="paragraph" style:parent-style-name="Standard">
      <style:text-properties officeooo:paragraph-rsid="002e815b"/>
    </style:style>
    <style:style style:name="P30" style:family="paragraph" style:parent-style-name="Standard">
      <style:paragraph-properties fo:margin-left="1.251cm" fo:margin-right="0cm" fo:text-indent="0cm" style:auto-text-indent="false"/>
      <style:text-properties officeooo:paragraph-rsid="002e815b"/>
    </style:style>
    <style:style style:name="P31" style:family="paragraph" style:parent-style-name="Standard">
      <style:text-properties officeooo:paragraph-rsid="00387e5b"/>
    </style:style>
    <style:style style:name="P32" style:family="paragraph" style:parent-style-name="Standard">
      <style:text-properties officeooo:paragraph-rsid="003f309e"/>
    </style:style>
    <style:style style:name="P33" style:family="paragraph" style:parent-style-name="Standard">
      <style:text-properties officeooo:paragraph-rsid="00432798"/>
    </style:style>
    <style:style style:name="P34" style:family="paragraph" style:parent-style-name="Standard">
      <style:text-properties officeooo:paragraph-rsid="00512c9c"/>
    </style:style>
    <style:style style:name="P35" style:family="paragraph" style:parent-style-name="Standard">
      <style:paragraph-properties fo:margin-left="1.251cm" fo:margin-right="0cm" fo:text-indent="0cm" style:auto-text-indent="false"/>
      <style:text-properties officeooo:paragraph-rsid="00512c9c"/>
    </style:style>
    <style:style style:name="P36" style:family="paragraph" style:parent-style-name="Standard">
      <style:text-properties style:font-name="Times New Roman"/>
    </style:style>
    <style:style style:name="P37" style:family="paragraph" style:parent-style-name="Standard">
      <style:text-properties style:font-name="Times New Roman" officeooo:rsid="00124547" officeooo:paragraph-rsid="00124547"/>
    </style:style>
    <style:style style:name="P38" style:family="paragraph" style:parent-style-name="Standard">
      <style:paragraph-properties fo:margin-left="1.251cm" fo:margin-right="0cm" fo:text-indent="0cm" style:auto-text-indent="false"/>
      <style:text-properties style:font-name="Times New Roman" officeooo:rsid="00124547" officeooo:paragraph-rsid="00234bb0"/>
    </style:style>
    <style:style style:name="P39" style:family="paragraph" style:parent-style-name="Standard">
      <style:paragraph-properties fo:margin-left="1.251cm" fo:margin-right="0cm" fo:text-indent="0cm" style:auto-text-indent="false"/>
      <style:text-properties style:font-name="Times New Roman" officeooo:rsid="00124547" officeooo:paragraph-rsid="0015b334"/>
    </style:style>
    <style:style style:name="P40" style:family="paragraph" style:parent-style-name="Standard">
      <style:text-properties style:font-name="Times New Roman" fo:font-size="6pt" fo:font-weight="normal" officeooo:rsid="00124547" officeooo:paragraph-rsid="0028cebf" style:font-size-asian="6pt" style:font-weight-asian="normal" style:font-size-complex="6pt" style:font-weight-complex="normal"/>
    </style:style>
    <style:style style:name="P41" style:family="paragraph" style:parent-style-name="Standard">
      <style:paragraph-properties fo:margin-left="1.251cm" fo:margin-right="0cm" fo:text-indent="0cm" style:auto-text-indent="false"/>
      <style:text-properties style:font-name="Times New Roman" officeooo:rsid="001e2843" officeooo:paragraph-rsid="001e2843"/>
    </style:style>
    <style:style style:name="P42" style:family="paragraph" style:parent-style-name="Standard">
      <style:paragraph-properties fo:margin-left="0cm" fo:margin-right="0cm" fo:text-indent="0cm" style:auto-text-indent="false"/>
      <style:text-properties style:font-name="Times New Roman" fo:font-size="12pt" fo:font-weight="normal" officeooo:rsid="0068bb4f" officeooo:paragraph-rsid="0068bb4f" style:font-size-asian="12pt" style:font-weight-asian="normal" style:font-size-complex="12pt" style:font-weight-complex="normal"/>
    </style:style>
    <style:style style:name="P43" style:family="paragraph" style:parent-style-name="Standard">
      <style:paragraph-properties fo:margin-left="0cm" fo:margin-right="0cm" fo:text-indent="0cm" style:auto-text-indent="false"/>
      <style:text-properties style:font-name="Times New Roman" fo:font-size="12pt" fo:font-weight="normal" officeooo:rsid="006a184e" officeooo:paragraph-rsid="006a184e" style:font-size-asian="12pt" style:font-weight-asian="normal" style:font-size-complex="12pt" style:font-weight-complex="normal"/>
    </style:style>
    <style:style style:name="P44" style:family="paragraph" style:parent-style-name="Standard">
      <style:paragraph-properties fo:margin-left="0cm" fo:margin-right="0cm" fo:text-indent="0cm" style:auto-text-indent="false"/>
      <style:text-properties style:font-name="Times New Roman" fo:font-weight="normal" officeooo:paragraph-rsid="006b55af" style:font-weight-asian="normal" style:font-weight-complex="normal"/>
    </style:style>
    <style:style style:name="P45" style:family="paragraph" style:parent-style-name="Text_20_body">
      <style:paragraph-properties fo:margin-left="0cm" fo:margin-right="0cm" fo:text-indent="0cm" style:auto-text-indent="false"/>
      <style:text-properties style:font-name="Times New Roman" fo:font-weight="normal" officeooo:paragraph-rsid="006b55af" style:font-weight-asian="normal" style:font-weight-complex="normal"/>
    </style:style>
    <style:style style:name="P46" style:family="paragraph" style:parent-style-name="Standard">
      <style:text-properties style:font-name="DejaVu Sans Mono" officeooo:rsid="00445888" officeooo:paragraph-rsid="0047a5fb"/>
    </style:style>
    <style:style style:name="P47" style:family="paragraph" style:parent-style-name="Text_20_body">
      <style:paragraph-properties fo:margin-left="1.251cm" fo:margin-right="0cm" fo:margin-top="0cm" fo:margin-bottom="0cm" style:contextual-spacing="false" fo:text-indent="0cm" style:auto-text-indent="false"/>
      <style:text-properties style:font-name="DejaVu Sans Mono" officeooo:rsid="00445888" officeooo:paragraph-rsid="00445888"/>
    </style:style>
    <style:style style:name="P48" style:family="paragraph" style:parent-style-name="Standard">
      <style:text-properties style:font-name="DejaVu Sans Mono" officeooo:rsid="00124547" officeooo:paragraph-rsid="00124547"/>
    </style:style>
    <style:style style:name="P49" style:family="paragraph" style:parent-style-name="Standard">
      <style:text-properties style:font-name="DejaVu Sans Mono" officeooo:rsid="00124547" officeooo:paragraph-rsid="003bbae6"/>
    </style:style>
    <style:style style:name="P50" style:family="paragraph" style:parent-style-name="Standard">
      <style:paragraph-properties fo:margin-left="1.251cm" fo:margin-right="0cm" fo:text-indent="0cm" style:auto-text-indent="false"/>
      <style:text-properties style:font-name="DejaVu Sans Mono" fo:font-size="12pt" officeooo:rsid="00671f5d" officeooo:paragraph-rsid="00671f5d" style:font-size-asian="12pt" style:font-size-complex="12pt"/>
    </style:style>
    <style:style style:name="P51" style:family="paragraph" style:parent-style-name="Standard">
      <style:paragraph-properties fo:margin-left="0cm" fo:margin-right="0cm" fo:text-indent="0cm" style:auto-text-indent="false"/>
      <style:text-properties style:font-name="DejaVu Sans Mono" fo:font-size="12pt" officeooo:rsid="00671f5d" officeooo:paragraph-rsid="00671f5d" style:font-size-asian="12pt" style:font-size-complex="12pt"/>
    </style:style>
    <style:style style:name="P52" style:family="paragraph" style:parent-style-name="Standard">
      <style:paragraph-properties fo:margin-left="0cm" fo:margin-right="0cm" fo:text-indent="0cm" style:auto-text-indent="false"/>
      <style:text-properties style:font-name="DejaVu Sans Mono" fo:font-size="12pt" fo:font-weight="normal" officeooo:rsid="0068bb4f" officeooo:paragraph-rsid="0068bb4f" style:font-size-asian="12pt" style:font-weight-asian="normal" style:font-size-complex="12pt" style:font-weight-complex="normal"/>
    </style:style>
    <style:style style:name="P53" style:family="paragraph" style:parent-style-name="Text_20_body">
      <style:text-properties style:font-name="DejaVu Sans Mono"/>
    </style:style>
    <style:style style:name="P54" style:family="paragraph" style:parent-style-name="Standard">
      <style:text-properties officeooo:paragraph-rsid="0064c85a"/>
    </style:style>
    <style:style style:name="P55" style:family="paragraph" style:parent-style-name="Standard">
      <style:text-properties officeooo:paragraph-rsid="00651391"/>
    </style:style>
    <style:style style:name="P56" style:family="paragraph" style:parent-style-name="Standard">
      <style:paragraph-properties fo:margin-left="1.251cm" fo:margin-right="0cm" fo:text-indent="0cm" style:auto-text-indent="false"/>
      <style:text-properties officeooo:paragraph-rsid="00651391"/>
    </style:style>
    <style:style style:name="P57" style:family="paragraph" style:parent-style-name="Standard">
      <style:text-properties officeooo:paragraph-rsid="00652252"/>
    </style:style>
    <style:style style:name="P58" style:family="paragraph" style:parent-style-name="Standard">
      <style:text-properties officeooo:paragraph-rsid="006547b9"/>
    </style:style>
    <style:style style:name="P59" style:family="paragraph" style:parent-style-name="Standard">
      <style:text-properties officeooo:paragraph-rsid="0068bb4f"/>
    </style:style>
    <style:style style:name="P60" style:family="paragraph" style:parent-style-name="Standard">
      <style:text-properties officeooo:paragraph-rsid="00756118"/>
    </style:style>
    <style:style style:name="P61" style:family="paragraph" style:parent-style-name="Standard">
      <style:text-properties officeooo:paragraph-rsid="00764ebf"/>
    </style:style>
    <style:style style:name="P62" style:family="paragraph" style:parent-style-name="Standard">
      <style:text-properties officeooo:paragraph-rsid="0076b6a4"/>
    </style:style>
    <style:style style:name="P63" style:family="paragraph" style:parent-style-name="Standard">
      <style:text-properties officeooo:paragraph-rsid="00795b14"/>
    </style:style>
    <style:style style:name="P64" style:family="paragraph" style:parent-style-name="Text_20_body">
      <style:text-properties officeooo:paragraph-rsid="00795b14"/>
    </style:style>
    <style:style style:name="P65" style:family="paragraph" style:parent-style-name="Standard">
      <style:paragraph-properties fo:margin-left="1.251cm" fo:margin-right="0cm" fo:text-indent="0cm" style:auto-text-indent="false"/>
    </style:style>
    <style:style style:name="P66" style:family="paragraph" style:parent-style-name="Text_20_body">
      <style:paragraph-properties fo:margin-left="1.251cm" fo:margin-right="0cm" fo:margin-top="0cm" fo:margin-bottom="0cm" style:contextual-spacing="false" fo:text-indent="0cm" style:auto-text-indent="false"/>
    </style:style>
    <style:style style:name="P67" style:family="paragraph" style:parent-style-name="Standard">
      <style:paragraph-properties fo:margin-left="1.251cm" fo:margin-right="0cm" fo:text-indent="0cm" style:auto-text-indent="false"/>
      <style:text-properties officeooo:rsid="002e815b" officeooo:paragraph-rsid="002e815b"/>
    </style:style>
    <style:style style:name="P68" style:family="paragraph" style:parent-style-name="Standard">
      <style:paragraph-properties fo:margin-left="1.251cm" fo:margin-right="0cm" fo:text-indent="0cm" style:auto-text-indent="false"/>
      <style:text-properties officeooo:paragraph-rsid="00301b56"/>
    </style:style>
    <style:style style:name="P69" style:family="paragraph" style:parent-style-name="Text_20_body">
      <style:paragraph-properties fo:margin-left="1.251cm" fo:margin-right="0cm" fo:margin-top="0cm" fo:margin-bottom="0cm" style:contextual-spacing="false" fo:text-indent="0cm" style:auto-text-indent="false"/>
      <style:text-properties officeooo:paragraph-rsid="0043700c"/>
    </style:style>
    <style:style style:name="P70" style:family="paragraph" style:parent-style-name="Text_20_body">
      <style:paragraph-properties fo:margin-left="0cm" fo:margin-right="0cm" fo:margin-top="0cm" fo:margin-bottom="0cm" style:contextual-spacing="false" fo:text-indent="0cm" style:auto-text-indent="false"/>
      <style:text-properties officeooo:paragraph-rsid="0043700c"/>
    </style:style>
    <style:style style:name="P71" style:family="paragraph" style:parent-style-name="Preformatted_20_Text">
      <style:paragraph-properties fo:margin-left="1.251cm" fo:margin-right="0cm" fo:text-indent="0cm" style:auto-text-indent="false"/>
      <style:text-properties officeooo:paragraph-rsid="00499f9d"/>
    </style:style>
    <style:style style:name="P72" style:family="paragraph" style:parent-style-name="Standard">
      <style:paragraph-properties fo:margin-left="0cm" fo:margin-right="0cm" fo:text-indent="0cm" style:auto-text-indent="false"/>
      <style:text-properties officeooo:paragraph-rsid="00499f9d"/>
    </style:style>
    <style:style style:name="P73" style:family="paragraph" style:parent-style-name="Preformatted_20_Text">
      <style:paragraph-properties fo:margin-left="0cm" fo:margin-right="0cm" fo:text-indent="0cm" style:auto-text-indent="false"/>
      <style:text-properties officeooo:paragraph-rsid="00499f9d"/>
    </style:style>
    <style:style style:name="P74" style:family="paragraph" style:parent-style-name="Preformatted_20_Text">
      <style:paragraph-properties fo:margin-left="1.251cm" fo:margin-right="0cm" fo:text-indent="0cm" style:auto-text-indent="false"/>
      <style:text-properties officeooo:paragraph-rsid="00621b1a"/>
    </style:style>
    <style:style style:name="P75" style:family="paragraph" style:parent-style-name="Standard">
      <style:paragraph-properties fo:margin-left="0cm" fo:margin-right="0cm" fo:text-indent="0cm" style:auto-text-indent="false"/>
      <style:text-properties officeooo:paragraph-rsid="00621b1a"/>
    </style:style>
    <style:style style:name="P76" style:family="paragraph" style:parent-style-name="Preformatted_20_Text">
      <style:paragraph-properties fo:margin-left="1.251cm" fo:margin-right="0cm" fo:text-indent="0cm" style:auto-text-indent="false"/>
      <style:text-properties officeooo:paragraph-rsid="006a184e"/>
    </style:style>
    <style:style style:name="P77" style:family="paragraph" style:parent-style-name="Preformatted_20_Text">
      <style:paragraph-properties fo:margin-left="1.251cm" fo:margin-right="0cm" fo:text-indent="0cm" style:auto-text-indent="false"/>
      <style:text-properties officeooo:paragraph-rsid="006b55af"/>
    </style:style>
    <style:style style:name="P78" style:family="paragraph" style:parent-style-name="Preformatted_20_Text">
      <style:paragraph-properties fo:margin-left="1.251cm" fo:margin-right="0cm" fo:margin-top="0cm" fo:margin-bottom="0.499cm" style:contextual-spacing="false" fo:text-indent="0cm" style:auto-text-indent="false"/>
      <style:text-properties officeooo:paragraph-rsid="001e1b11"/>
    </style:style>
    <style:style style:name="P79" style:family="paragraph" style:parent-style-name="Standard">
      <style:paragraph-properties fo:margin-left="0cm" fo:margin-right="0cm" fo:text-indent="0cm" style:auto-text-indent="false"/>
      <style:text-properties officeooo:paragraph-rsid="004916ac"/>
    </style:style>
    <style:style style:name="P80" style:family="paragraph" style:parent-style-name="Standard">
      <style:paragraph-properties fo:margin-left="0cm" fo:margin-right="0cm" fo:text-indent="0cm" style:auto-text-indent="false"/>
      <style:text-properties officeooo:paragraph-rsid="00555831"/>
    </style:style>
    <style:style style:name="P81" style:family="paragraph" style:parent-style-name="Standard">
      <style:paragraph-properties fo:margin-left="0cm" fo:margin-right="0cm" fo:text-indent="0cm" style:auto-text-indent="false"/>
      <style:text-properties officeooo:paragraph-rsid="005589e0"/>
    </style:style>
    <style:style style:name="P82" style:family="paragraph" style:parent-style-name="Standard">
      <style:paragraph-properties fo:margin-left="0cm" fo:margin-right="0cm" fo:text-indent="0cm" style:auto-text-indent="false"/>
      <style:text-properties officeooo:paragraph-rsid="005ca675"/>
    </style:style>
    <style:style style:name="P83" style:family="paragraph" style:parent-style-name="Text_20_body">
      <style:paragraph-properties fo:margin-left="0cm" fo:margin-right="0cm" fo:margin-top="0cm" fo:margin-bottom="0cm" style:contextual-spacing="false" fo:text-indent="0cm" style:auto-text-indent="false"/>
      <style:text-properties officeooo:rsid="00445888" officeooo:paragraph-rsid="0044ad7f"/>
    </style:style>
    <style:style style:name="P84" style:family="paragraph" style:parent-style-name="Text_20_body">
      <style:paragraph-properties fo:margin-left="0cm" fo:margin-right="0cm" fo:margin-top="0cm" fo:margin-bottom="0cm" style:contextual-spacing="false" fo:text-indent="0cm" style:auto-text-indent="false"/>
      <style:text-properties officeooo:paragraph-rsid="0044ad7f"/>
    </style:style>
    <style:style style:name="P85" style:family="paragraph" style:parent-style-name="Text_20_body">
      <style:paragraph-properties fo:margin-left="0cm" fo:margin-right="0cm" fo:text-indent="0cm" style:auto-text-indent="false"/>
      <style:text-properties officeooo:rsid="0064c85a" officeooo:paragraph-rsid="0064c85a"/>
    </style:style>
    <style:style style:name="P86" style:family="paragraph" style:parent-style-name="Text_20_body">
      <style:text-properties officeooo:paragraph-rsid="007a26a0"/>
    </style:style>
    <style:style style:name="P87" style:family="paragraph" style:parent-style-name="Standard">
      <style:paragraph-properties fo:margin-left="0cm" fo:margin-right="0cm" fo:text-indent="0cm" style:auto-text-indent="false"/>
      <style:text-properties officeooo:rsid="00671f5d" officeooo:paragraph-rsid="00671f5d"/>
    </style:style>
    <style:style style:name="P88" style:family="paragraph" style:parent-style-name="Standard">
      <style:text-properties style:font-name="Arial" style:text-underline-style="solid" style:text-underline-width="auto" style:text-underline-color="font-color" fo:font-weight="bold" officeooo:rsid="00124547" officeooo:paragraph-rsid="00124547" style:font-weight-asian="bold" style:font-weight-complex="bold"/>
    </style:style>
    <style:style style:name="P89" style:family="paragraph" style:parent-style-name="Standard" style:list-style-name="L1"/>
    <style:style style:name="P90" style:family="paragraph" style:parent-style-name="Standard" style:list-style-name="L2"/>
    <style:style style:name="P91" style:family="paragraph" style:parent-style-name="Standard" style:list-style-name="L3"/>
    <style:style style:name="P92" style:family="paragraph" style:parent-style-name="Text_20_body" style:list-style-name="L2"/>
    <style:style style:name="P93" style:family="paragraph" style:parent-style-name="Text_20_body" style:list-style-name="L4"/>
    <style:style style:name="P94" style:family="paragraph" style:parent-style-name="Text_20_body" style:list-style-name="L4">
      <style:paragraph-properties fo:margin-top="0cm" fo:margin-bottom="0cm" style:contextual-spacing="false"/>
    </style:style>
    <style:style style:name="T1" style:family="text">
      <style:text-properties officeooo:rsid="00124547"/>
    </style:style>
    <style:style style:name="T2" style:family="text">
      <style:text-properties style:font-name="Times New Roman"/>
    </style:style>
    <style:style style:name="T3" style:family="text">
      <style:text-properties style:font-name="Times New Roman" officeooo:rsid="0012df60"/>
    </style:style>
    <style:style style:name="T4" style:family="text">
      <style:text-properties style:font-name="Times New Roman" officeooo:rsid="001362dd"/>
    </style:style>
    <style:style style:name="T5" style:family="text">
      <style:text-properties style:font-name="Times New Roman" officeooo:rsid="00147cf1"/>
    </style:style>
    <style:style style:name="T6" style:family="text">
      <style:text-properties style:font-name="Times New Roman" officeooo:rsid="0014a671"/>
    </style:style>
    <style:style style:name="T7" style:family="text">
      <style:text-properties style:font-name="Times New Roman" officeooo:rsid="00124547"/>
    </style:style>
    <style:style style:name="T8" style:family="text">
      <style:text-properties style:font-name="Times New Roman" officeooo:rsid="00179bfe"/>
    </style:style>
    <style:style style:name="T9" style:family="text">
      <style:text-properties style:font-name="Times New Roman" officeooo:rsid="001a679d"/>
    </style:style>
    <style:style style:name="T10" style:family="text">
      <style:text-properties style:font-name="Times New Roman" officeooo:rsid="001c1b4c"/>
    </style:style>
    <style:style style:name="T11" style:family="text">
      <style:text-properties style:font-name="Times New Roman" officeooo:rsid="00234bb0"/>
    </style:style>
    <style:style style:name="T12" style:family="text">
      <style:text-properties style:font-name="Times New Roman" officeooo:rsid="00271f00"/>
    </style:style>
    <style:style style:name="T13" style:family="text">
      <style:text-properties style:font-name="Times New Roman" fo:language="en" fo:country="none" fo:font-weight="normal" style:font-weight-asian="normal" style:font-weight-complex="normal"/>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25ce88" style:font-weight-asian="normal" style:font-weight-complex="normal"/>
    </style:style>
    <style:style style:name="T16" style:family="text">
      <style:text-properties style:font-name="Times New Roman" fo:font-weight="normal" officeooo:rsid="00124547" style:font-weight-asian="normal" style:font-weight-complex="normal"/>
    </style:style>
    <style:style style:name="T17" style:family="text">
      <style:text-properties style:font-name="Times New Roman" fo:font-weight="normal" officeooo:rsid="0026fe44" style:font-weight-asian="normal" style:font-weight-complex="normal"/>
    </style:style>
    <style:style style:name="T18" style:family="text">
      <style:text-properties style:font-name="Times New Roman" fo:font-weight="normal" officeooo:rsid="002995a5" style:font-weight-asian="normal" style:font-weight-complex="normal"/>
    </style:style>
    <style:style style:name="T19" style:family="text">
      <style:text-properties style:font-name="Times New Roman" fo:font-weight="normal" officeooo:rsid="00387e5b" style:font-weight-asian="normal" style:font-weight-complex="normal"/>
    </style:style>
    <style:style style:name="T20" style:family="text">
      <style:text-properties style:font-name="Times New Roman" fo:font-weight="normal" officeooo:rsid="003f309e" style:font-weight-asian="normal" style:font-weight-complex="normal"/>
    </style:style>
    <style:style style:name="T21" style:family="text">
      <style:text-properties style:font-name="Times New Roman" fo:font-weight="normal" officeooo:rsid="00425dbd" style:font-weight-asian="normal" style:font-weight-complex="normal"/>
    </style:style>
    <style:style style:name="T22" style:family="text">
      <style:text-properties style:font-name="Times New Roman" officeooo:rsid="002afc02"/>
    </style:style>
    <style:style style:name="T23" style:family="text">
      <style:text-properties style:font-name="Times New Roman" officeooo:rsid="002dc331"/>
    </style:style>
    <style:style style:name="T24" style:family="text">
      <style:text-properties style:font-name="Times New Roman" officeooo:rsid="002e815b"/>
    </style:style>
    <style:style style:name="T25" style:family="text">
      <style:text-properties style:font-name="Times New Roman" officeooo:rsid="00353e03"/>
    </style:style>
    <style:style style:name="T26" style:family="text">
      <style:text-properties style:font-name="Times New Roman" officeooo:rsid="0036d4c3"/>
    </style:style>
    <style:style style:name="T27" style:family="text">
      <style:text-properties style:font-name="Times New Roman" officeooo:rsid="00387e5b"/>
    </style:style>
    <style:style style:name="T28" style:family="text">
      <style:text-properties style:font-name="Times New Roman" officeooo:rsid="003e0c80"/>
    </style:style>
    <style:style style:name="T29" style:family="text">
      <style:text-properties style:font-name="Times New Roman" officeooo:rsid="003f309e"/>
    </style:style>
    <style:style style:name="T30" style:family="text">
      <style:text-properties style:font-name="Times New Roman" officeooo:rsid="0040f5fd"/>
    </style:style>
    <style:style style:name="T31" style:family="text">
      <style:text-properties style:font-name="Times New Roman" officeooo:rsid="0043700c"/>
    </style:style>
    <style:style style:name="T32" style:family="text">
      <style:text-properties style:font-name="Times New Roman" officeooo:rsid="004916ac"/>
    </style:style>
    <style:style style:name="T33" style:family="text">
      <style:text-properties style:font-name="Times New Roman" officeooo:rsid="00499f9d"/>
    </style:style>
    <style:style style:name="T34" style:family="text">
      <style:text-properties style:font-name="Times New Roman" officeooo:rsid="004acc3f"/>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499f9d" style:font-size-asian="12pt" style:font-size-complex="12pt"/>
    </style:style>
    <style:style style:name="T37" style:family="text">
      <style:text-properties style:font-name="Times New Roman" fo:font-size="12pt" officeooo:rsid="004bb6cd" style:font-size-asian="12pt" style:font-size-complex="12pt"/>
    </style:style>
    <style:style style:name="T38" style:family="text">
      <style:text-properties style:font-name="Times New Roman" fo:font-size="12pt" officeooo:rsid="001c1b4c" style:font-size-asian="12pt" style:font-size-complex="12pt"/>
    </style:style>
    <style:style style:name="T39" style:family="text">
      <style:text-properties style:font-name="Times New Roman" fo:font-size="12pt" officeooo:rsid="0064c85a" style:font-size-asian="12pt" style:font-size-complex="12pt"/>
    </style:style>
    <style:style style:name="T40" style:family="text">
      <style:text-properties style:font-name="Times New Roman" fo:font-size="12pt" officeooo:rsid="00651391" style:font-size-asian="12pt" style:font-size-complex="12pt"/>
    </style:style>
    <style:style style:name="T41" style:family="text">
      <style:text-properties style:font-name="Times New Roman" fo:font-size="12pt" style:text-underline-style="solid" style:text-underline-width="auto" style:text-underline-color="font-color" fo:font-weight="normal" officeooo:rsid="0071549e" style:font-size-asian="12pt" style:font-weight-asian="normal" style:font-size-complex="12pt" style:font-weight-complex="normal"/>
    </style:style>
    <style:style style:name="T42" style:family="text">
      <style:text-properties style:font-name="Times New Roman" fo:font-size="12pt" style:text-underline-style="none" fo:font-weight="normal"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71549e"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7365f8"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756118"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764ebf"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76b6a4"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77f277"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795b14" style:font-size-asian="12pt" style:font-weight-asian="normal" style:font-size-complex="12pt" style:font-weight-complex="normal"/>
    </style:style>
    <style:style style:name="T50" style:family="text">
      <style:text-properties style:font-name="Times New Roman" officeooo:rsid="004d8229"/>
    </style:style>
    <style:style style:name="T51" style:family="text">
      <style:text-properties style:font-name="Times New Roman" officeooo:rsid="005384b0"/>
    </style:style>
    <style:style style:name="T52" style:family="text">
      <style:text-properties style:font-name="Times New Roman" officeooo:rsid="00555831"/>
    </style:style>
    <style:style style:name="T53" style:family="text">
      <style:text-properties style:font-name="Times New Roman" officeooo:rsid="0056d356"/>
    </style:style>
    <style:style style:name="T54" style:family="text">
      <style:text-properties style:font-name="Times New Roman" officeooo:rsid="005955e9"/>
    </style:style>
    <style:style style:name="T55" style:family="text">
      <style:text-properties style:font-name="Times New Roman" officeooo:rsid="005b46d4"/>
    </style:style>
    <style:style style:name="T56" style:family="text">
      <style:text-properties style:font-name="Times New Roman" officeooo:rsid="006044eb"/>
    </style:style>
    <style:style style:name="T57" style:family="text">
      <style:text-properties style:font-name="Times New Roman" officeooo:rsid="0060cb96"/>
    </style:style>
    <style:style style:name="T58" style:family="text">
      <style:text-properties style:font-name="Times New Roman" officeooo:rsid="00621b1a"/>
    </style:style>
    <style:style style:name="T59" style:family="text">
      <style:text-properties style:font-name="Times New Roman" fo:font-size="6pt" officeooo:rsid="005589e0" style:font-size-asian="6pt" style:font-size-complex="6pt"/>
    </style:style>
    <style:style style:name="T60" style:family="text">
      <style:text-properties style:font-name="Times New Roman" officeooo:rsid="00628b7f"/>
    </style:style>
    <style:style style:name="T61" style:family="text">
      <style:text-properties style:font-name="Times New Roman" officeooo:rsid="006547b9"/>
    </style:style>
    <style:style style:name="T62" style:family="text">
      <style:text-properties style:font-name="Times New Roman" style:text-underline-style="solid" style:text-underline-width="auto" style:text-underline-color="font-color" officeooo:rsid="006547b9"/>
    </style:style>
    <style:style style:name="T63" style:family="text">
      <style:text-properties style:font-name="Times New Roman" fo:font-style="italic" officeooo:rsid="007365f8" style:font-style-asian="italic" style:font-style-complex="italic"/>
    </style:style>
    <style:style style:name="T64" style:family="text">
      <style:text-properties style:font-name="Arial"/>
    </style:style>
    <style:style style:name="T65" style:family="text">
      <style:text-properties style:font-name="Arial" style:text-underline-style="solid" style:text-underline-width="auto" style:text-underline-color="font-color" fo:font-weight="bold" style:font-weight-asian="bold" style:font-weight-complex="bold"/>
    </style:style>
    <style:style style:name="T66" style:family="text">
      <style:text-properties style:font-name="Arial" style:text-underline-style="solid" style:text-underline-width="auto" style:text-underline-color="font-color" fo:font-weight="bold" officeooo:rsid="004916ac" style:font-weight-asian="bold" style:font-weight-complex="bold"/>
    </style:style>
    <style:style style:name="T67" style:family="text">
      <style:text-properties style:font-name="Arial" style:text-underline-style="solid" style:text-underline-width="auto" style:text-underline-color="font-color" fo:font-weight="bold" officeooo:rsid="0032f01b" style:font-weight-asian="bold" style:font-weight-complex="bold"/>
    </style:style>
    <style:style style:name="T68" style:family="text">
      <style:text-properties style:font-name="Arial" style:text-underline-style="solid" style:text-underline-width="auto" style:text-underline-color="font-color" fo:font-weight="bold" officeooo:rsid="00555831" style:font-weight-asian="bold" style:font-weight-complex="bold"/>
    </style:style>
    <style:style style:name="T69" style:family="text">
      <style:text-properties style:font-name="Arial" fo:font-weight="bold" style:font-weight-asian="bold" style:font-weight-complex="bold"/>
    </style:style>
    <style:style style:name="T70" style:family="text">
      <style:text-properties style:font-name="Arial" fo:font-weight="bold" officeooo:rsid="004fa0a2" style:font-weight-asian="bold" style:font-weight-complex="bold"/>
    </style:style>
    <style:style style:name="T71" style:family="text">
      <style:text-properties style:font-name="Arial" fo:font-weight="bold" officeooo:rsid="0057b9ed" style:font-weight-asian="bold" style:font-weight-complex="bold"/>
    </style:style>
    <style:style style:name="T72" style:family="text">
      <style:text-properties style:font-name="Arial" fo:font-weight="bold" officeooo:rsid="005589e0" style:font-weight-asian="bold" style:font-weight-complex="bold"/>
    </style:style>
    <style:style style:name="T73" style:family="text">
      <style:text-properties style:font-name="Arial" fo:font-weight="bold" officeooo:rsid="00652252" style:font-weight-asian="bold" style:font-weight-complex="bold"/>
    </style:style>
    <style:style style:name="T74" style:family="text">
      <style:text-properties style:font-name="Arial" style:text-underline-style="none" fo:font-weight="bold" style:font-weight-asian="bold" style:font-weight-complex="bold"/>
    </style:style>
    <style:style style:name="T75" style:family="text">
      <style:text-properties style:font-name="Arial" style:text-underline-style="none" fo:font-weight="bold" officeooo:rsid="004fa0a2" style:font-weight-asian="bold" style:font-weight-complex="bold"/>
    </style:style>
    <style:style style:name="T76" style:family="text">
      <style:text-properties style:font-name="Arial" fo:font-size="12pt" fo:font-weight="normal" officeooo:rsid="0071549e" style:font-size-asian="12pt" style:font-weight-asian="normal" style:font-size-complex="12pt" style:font-weight-complex="normal"/>
    </style:style>
    <style:style style:name="T77" style:family="text">
      <style:text-properties style:font-name="Arial" fo:font-size="12pt" style:text-underline-style="solid" style:text-underline-width="auto" style:text-underline-color="font-color" fo:font-weight="bold" officeooo:rsid="0071549e" style:font-size-asian="12pt" style:font-weight-asian="bold" style:font-size-complex="12pt" style:font-weight-complex="bold"/>
    </style:style>
    <style:style style:name="T78" style:family="text">
      <style:text-properties style:text-underline-style="none"/>
    </style:style>
    <style:style style:name="T79" style:family="text">
      <style:text-properties style:text-underline-style="none" officeooo:rsid="003a47d0"/>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76b6a4" style:font-weight-asian="normal" style:font-weight-complex="normal"/>
    </style:style>
    <style:style style:name="T82" style:family="text">
      <style:text-properties style:font-name="DejaVu Sans Mono"/>
    </style:style>
    <style:style style:name="T83" style:family="text">
      <style:text-properties style:font-name="DejaVu Sans Mono" officeooo:rsid="00445888"/>
    </style:style>
    <style:style style:name="T84" style:family="text">
      <style:text-properties style:font-name="DejaVu Sans Mono" officeooo:rsid="00499f9d"/>
    </style:style>
    <style:style style:name="T85" style:family="text">
      <style:text-properties style:font-name="DejaVu Sans Mono" fo:font-size="12pt" style:font-size-asian="12pt" style:font-size-complex="12pt"/>
    </style:style>
    <style:style style:name="T86" style:family="text">
      <style:text-properties style:font-name="DejaVu Sans Mono" fo:font-size="12pt" officeooo:rsid="00499f9d" style:font-size-asian="12pt" style:font-size-complex="12pt"/>
    </style:style>
    <style:style style:name="T87" style:family="text">
      <style:text-properties style:font-name="DejaVu Sans Mono" fo:font-size="12pt" officeooo:rsid="00651391" style:font-size-asian="12pt" style:font-size-complex="12pt"/>
    </style:style>
    <style:style style:name="T88" style:family="text">
      <style:text-properties style:font-name="DejaVu Sans Mono" fo:font-size="12pt" fo:font-weight="normal" style:font-size-asian="12pt" style:font-weight-asian="normal" style:font-size-complex="12pt" style:font-weight-complex="normal"/>
    </style:style>
    <style:style style:name="T89" style:family="text">
      <style:text-properties style:font-name="DejaVu Sans Mono" fo:font-size="12pt" fo:font-weight="normal" officeooo:rsid="006a184e" style:font-size-asian="12pt" style:font-weight-asian="normal" style:font-size-complex="12pt" style:font-weight-complex="normal"/>
    </style:style>
    <style:style style:name="T90" style:family="text">
      <style:text-properties style:font-name="DejaVu Sans Mono" fo:font-size="12pt" style:text-underline-style="solid" style:text-underline-width="auto" style:text-underline-color="font-color" fo:font-weight="normal" style:font-size-asian="12pt" style:font-weight-asian="normal" style:font-size-complex="12pt" style:font-weight-complex="normal"/>
    </style:style>
    <style:style style:name="T91" style:family="text">
      <style:text-properties style:font-name="DejaVu Sans Mono" fo:font-size="12pt" style:text-underline-style="none" fo:font-weight="normal" officeooo:rsid="0071549e" style:font-size-asian="12pt" style:font-weight-asian="normal" style:font-size-complex="12pt" style:font-weight-complex="normal"/>
    </style:style>
    <style:style style:name="T92" style:family="text">
      <style:text-properties style:font-name="DejaVu Sans Mono" fo:font-size="12pt" style:text-underline-style="none" style:font-size-asian="12pt" style:font-size-complex="12pt"/>
    </style:style>
    <style:style style:name="T93" style:family="text">
      <style:text-properties style:font-name="DejaVu Sans Mono" officeooo:rsid="0014a671"/>
    </style:style>
    <style:style style:name="T94" style:family="text">
      <style:text-properties style:font-name="DejaVu Sans Mono" officeooo:rsid="006044eb"/>
    </style:style>
    <style:style style:name="T95" style:family="text">
      <style:text-properties style:font-name="DejaVu Sans Mono" fo:font-size="11pt" officeooo:rsid="006547b9" style:font-size-asian="11pt" style:font-size-complex="11pt"/>
    </style:style>
    <style:style style:name="T96" style:family="text">
      <style:text-properties style:font-name="Andale Mono"/>
    </style:style>
    <style:style style:name="T97" style:family="text">
      <style:text-properties style:font-name="Andale Mono" officeooo:rsid="00124547"/>
    </style:style>
    <style:style style:name="T98" style:family="text">
      <style:text-properties style:font-name="Andale Mono" fo:font-weight="normal" officeooo:rsid="00124547" style:font-weight-asian="normal" style:font-weight-complex="normal"/>
    </style:style>
    <style:style style:name="T99" style:family="text">
      <style:text-properties officeooo:rsid="001a679d"/>
    </style:style>
    <style:style style:name="T100" style:family="text">
      <style:text-properties officeooo:rsid="001c1b4c"/>
    </style:style>
    <style:style style:name="T101" style:family="text">
      <style:text-properties fo:font-size="6pt" style:font-size-asian="5.25pt" style:font-size-complex="6pt"/>
    </style:style>
    <style:style style:name="T102" style:family="text">
      <style:text-properties fo:font-size="6pt" style:font-size-asian="6pt" style:font-size-complex="6pt"/>
    </style:style>
    <style:style style:name="T103" style:family="text">
      <style:text-properties officeooo:rsid="00234bb0"/>
    </style:style>
    <style:style style:name="T104" style:family="text">
      <style:text-properties fo:font-weight="normal" style:font-weight-asian="normal" style:font-weight-complex="normal"/>
    </style:style>
    <style:style style:name="T105" style:family="text">
      <style:text-properties fo:font-weight="normal" officeooo:rsid="0025ce88" style:font-weight-asian="normal" style:font-weight-complex="normal"/>
    </style:style>
    <style:style style:name="T106" style:family="text">
      <style:text-properties fo:font-weight="normal" officeooo:rsid="00124547" style:font-weight-asian="normal" style:font-weight-complex="normal"/>
    </style:style>
    <style:style style:name="T107" style:family="text">
      <style:text-properties fo:font-weight="normal" officeooo:rsid="006d6dd5" style:font-weight-asian="normal" style:font-weight-complex="normal"/>
    </style:style>
    <style:style style:name="T108" style:family="text">
      <style:text-properties officeooo:rsid="00387e5b"/>
    </style:style>
    <style:style style:name="T109" style:family="text">
      <style:text-properties officeooo:rsid="003f309e"/>
    </style:style>
    <style:style style:name="T110" style:family="text">
      <style:text-properties officeooo:rsid="0045b28b"/>
    </style:style>
    <style:style style:name="T111" style:family="text">
      <style:text-properties officeooo:rsid="00445888"/>
    </style:style>
    <style:style style:name="T112" style:family="text">
      <style:text-properties officeooo:rsid="00475119"/>
    </style:style>
    <style:style style:name="T113" style:family="text">
      <style:text-properties officeooo:rsid="0047a5fb"/>
    </style:style>
    <style:style style:name="T114" style:family="text">
      <style:text-properties fo:font-size="12pt" style:font-size-asian="12pt" style:font-size-complex="12pt"/>
    </style:style>
    <style:style style:name="T115" style:family="text">
      <style:text-properties fo:font-size="12pt" officeooo:rsid="00499f9d" style:font-size-asian="12pt" style:font-size-complex="12pt"/>
    </style:style>
    <style:style style:name="T116" style:family="text">
      <style:text-properties fo:font-size="12pt" officeooo:rsid="001c1b4c" style:font-size-asian="12pt" style:font-size-complex="12pt"/>
    </style:style>
    <style:style style:name="T117" style:family="text">
      <style:text-properties fo:font-size="12pt" officeooo:rsid="0064c85a" style:font-size-asian="12pt" style:font-size-complex="12pt"/>
    </style:style>
    <style:style style:name="T118" style:family="text">
      <style:text-properties fo:font-size="12pt" officeooo:rsid="006b55af" style:font-size-asian="12pt" style:font-size-complex="12pt"/>
    </style:style>
    <style:style style:name="T119" style:family="text">
      <style:text-properties fo:font-size="12pt" style:text-underline-style="none" fo:font-weight="normal" officeooo:rsid="0071549e" style:font-size-asian="12pt" style:font-weight-asian="normal" style:font-size-complex="12pt" style:font-weight-complex="normal"/>
    </style:style>
    <style:style style:name="T120" style:family="text">
      <style:text-properties officeooo:rsid="0057b9ed"/>
    </style:style>
    <style:style style:name="T121" style:family="text">
      <style:text-properties officeooo:rsid="0060cb96"/>
    </style:style>
    <style:style style:name="T122" style:family="text">
      <style:text-properties officeooo:rsid="005b46d4"/>
    </style:style>
    <style:style style:name="T123" style:family="text">
      <style:text-properties officeooo:rsid="0064c85a"/>
    </style:style>
    <style:style style:name="T124" style:family="text">
      <style:text-properties officeooo:rsid="006547b9"/>
    </style:style>
    <style:style style:name="T125" style:family="text">
      <style:text-properties style:text-underline-style="solid" style:text-underline-width="auto" style:text-underline-color="font-color" fo:font-weight="normal" style:font-weight-asian="normal" style:font-weight-complex="normal"/>
    </style:style>
    <style:style style:name="T126" style:family="text">
      <style:text-properties officeooo:rsid="0068bb4f"/>
    </style:style>
    <style:style style:name="T127" style:family="text">
      <style:text-properties officeooo:rsid="006b55af"/>
    </style:style>
    <style:style style:name="T128" style:family="text">
      <style:text-properties officeooo:rsid="006ce45b"/>
    </style:style>
    <style:style style:name="T129" style:family="text">
      <style:text-properties officeooo:rsid="00795b14"/>
    </style:style>
    <style:style style:name="T130" style:family="text">
      <style:text-properties officeooo:rsid="007d015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ONSULTA</text:p>
      <text:p text:style-name="P23"/>
      <text:p text:style-name="P1"><text:span text:style-name="T65">SELECT</text:span> </text:p>
      <text:p text:style-name="P1"/>
      <text:p text:style-name="P48">SELECT [ALL | DISTINCT] columna1 "columna primera", columna2 <text:s/>AS "columna segunda", ... </text:p>
      <text:p text:style-name="P48">FROM tabla1 T1, usuario.tabla2 T2, ... </text:p>
      <text:p text:style-name="P48">WHERE condición1, condición2, ... </text:p>
      <text:p text:style-name="P1"><text:span text:style-name="T82">ORDER BY columna1 [ASC | DESC], 2 [ASC | DESC], …, columnaN [ASC | DESC];</text:span> </text:p>
      <text:p text:style-name="P38"><text:span text:style-name="T82">T1</text:span> y <text:span text:style-name="T82">T2</text:span> son alias de las tablas. </text:p>
      <text:p text:style-name="P11"><text:span text:style-name="T82">2</text:span><text:span text:style-name="T2"> en </text:span><text:span text:style-name="T82">ORDER BY</text:span><text:span text:style-name="T2"> indica orden por la colum</text:span><text:span text:style-name="T11">na</text:span><text:span text:style-name="T2"> </text:span><text:span text:style-name="T12">segunda </text:span><text:span text:style-name="T2">indicada en </text:span><text:span text:style-name="T82">SELECT</text:span><text:span text:style-name="T2"> </text:span></text:p>
      <text:p text:style-name="P41">Las cadenas <text:span text:style-name="T103">en las funciones y operadores </text:span>van entre comillas simples.</text:p>
      <text:p text:style-name="P4"/>
      <text:p text:style-name="P1"><text:span text:style-name="T65">Comparación</text:span><text:span text:style-name="T64"> (en WHERE)</text:span> </text:p>
      <text:p text:style-name="P48">(=, !=, &lt; &gt;, ^=, &lt;,&gt;, &lt;=, &gt;=, IN (), NOT IN (), BETWEEN, NOT BETWEEN, LIKE '_abc%', IS NULL) </text:p>
      <text:p text:style-name="P1"/>
      <text:p text:style-name="P37">LIKE se utiliza sobre todo con textos y permite obtener columnas cuyo valor en un campo cumpla una condición textual. Utiliza una cadena que puede contener los símbolos "%" que sustituye a un conjunto de caracteres o "_" que sustituye a un carácter. Ej.</text:p>
      <text:p text:style-name="P48"><text:tab/>SELECT nombre FROM EMPLEADOS WHERE APELLIDO1 LIKE 'R %'; </text:p>
      <text:p text:style-name="P48"/>
      <text:p text:style-name="P48">SELECT UNIV_COD, NOMBRE_UNIV FROM UNIVERSIDADES WHERE CIUDAD IN ('SEVILLA', 'CÁDIZ'); </text:p>
      <text:p text:style-name="P1"/>
      <text:p text:style-name="P22">Operadores</text:p>
      <text:p text:style-name="P1"/>
      <text:p text:style-name="P1"><text:span text:style-name="T70">Operadores a</text:span><text:span text:style-name="T69">ritméticos</text:span> <text:span text:style-name="T64">(+, -, *, /) </text:span></text:p>
      <text:p text:style-name="P1"><text:span text:style-name="T82">SELECT SALARIO*1,05 FROM EMPLEADOS WHERE SALARIO&lt;=1000; </text:span><text:span text:style-name="T2">salario+5% </text:span></text:p>
      <text:p text:style-name="P9"><text:span text:style-name="T101"><text:line-break/></text:span><text:span text:style-name="T2">Esto es una consulta calculada (SELECT y WHERE): </text:span></text:p>
      <text:p text:style-name="P1"><text:span text:style-name="T82">SELECT Nombre, Credito, Credito+25 AS CreditoNuevo FROM USUARIOS;</text:span> </text:p>
      <text:p text:style-name="P1"/>
      <text:p text:style-name="P10"><text:span text:style-name="T75">Operador de c</text:span><text:span text:style-name="T74">oncatenación</text:span><text:span text:style-name="T64"> (||)</text:span> </text:p>
      <text:p text:style-name="P1"><text:span text:style-name="T82">SELECT Nombre, Apellido1 || ' ' || Apellido2 FROM EMPLEADOS;</text:span> </text:p>
      <text:p text:style-name="P1"/>
      <text:p text:style-name="P10"><text:span text:style-name="T70">Operadores l</text:span><text:span text:style-name="T69">ógicos</text:span><text:span text:style-name="T64"> (AND, OR, NOT)</text:span> </text:p>
      <text:p text:style-name="P49">SELECT empl_dni FROM HIS_SALAR WHERE salario&lt;=800 OR salario&gt;2000; </text:p>
      <text:p text:style-name="P9"><text:span text:style-name="T82">SELECT NOMBRE_TRAB FROM TRABAJOS WHERE NOMBRE_TRAB NOT IN <text:tab/>('CONTABLE');</text:span> <text:span text:style-name="T3">Lo siguiente también funciona:</text:span></text:p>
      <text:p text:style-name="P1"><text:span text:style-name="T82">SELECT NOMBRE_TRAB FROM TRABAJOS WHERE NOT NOMBRE_TRAB='CONTABLE';</text:span> </text:p>
      <text:p text:style-name="P1"/>
      <text:p text:style-name="P1"><text:span text:style-name="T65">Precedencias </text:span><text:span text:style-name="T67">o qué expresión se evalúa primero</text:span></text:p>
      <text:p text:style-name="P48">(* y /, + y -, | |, comparaciones (&lt;, &gt;, …), operadores IS NULL, IN NOT NULL, LIKE, BETWEEN, NOT, AND, OR) </text:p>
      <text:p text:style-name="P1"/>
      <text:p text:style-name="P23"/>
      <text:p text:style-name="P23"/>
      <text:p text:style-name="P1"><text:span text:style-name="T65">Funciones</text:span> <text:span text:style-name="T63">(próx. página)</text:span></text:p>
      <text:p text:style-name="P12"><text:span text:style-name="T71">Funciones n</text:span><text:span text:style-name="T69">uméricas</text:span> </text:p>
      <text:p text:style-name="P5"><text:span text:style-name="T82">ABS (n) </text:span><text:span text:style-name="T56">valor absoluto</text:span><text:span text:style-name="T94"> </text:span><text:span text:style-name="T82">SELECT ABS(-17) FROM DUAL;</text:span> <text:span text:style-name="T2">– Resultado: 17 </text:span></text:p>
      <text:p text:style-name="P5"><text:span text:style-name="T82">EXP(n) </text:span><text:span text:style-name="T2">e^n</text:span><text:span text:style-name="T82"> SELECT EXP(2) FROM DUAL;</text:span> <text:span text:style-name="T2">– Resultado: 7,38 </text:span></text:p>
      <text:p text:style-name="P5"><text:span text:style-name="T82">CEIL(n)</text:span><text:span text:style-name="T2"> Calcula el valor entero inmediatamente superior o igual al argumento n. </text:span></text:p>
      <text:p text:style-name="P5"><text:tab/><text:span text:style-name="T82">SELECT CEIL(17.4) FROM DUAL;</text:span> <text:span text:style-name="T2">– Resultado: 18 </text:span></text:p>
      <text:p text:style-name="P5"><text:span text:style-name="T82">FLOOR(n)</text:span> <text:span text:style-name="T2">Calcula el valor entero inmediatamente inferior o igual al parámetro n. </text:span></text:p>
      <text:p text:style-name="P5"><text:tab/><text:span text:style-name="T82">SELECT FLOOR(17.4) FROM DUAL;</text:span> <text:span text:style-name="T2">– Resultado: 17 </text:span></text:p>
      <text:p text:style-name="P5"><text:span text:style-name="T82">MOD(m,n)</text:span> <text:span text:style-name="T2">resto de dividir m/n </text:span><text:span text:style-name="T82">SELECT MOD(15, 2) FROM DUAL;</text:span><text:span text:style-name="T2"> – Resultado: 1</text:span> </text:p>
      <text:p text:style-name="P5"><text:span text:style-name="T82">POWER(valor, exponente)</text:span><text:span text:style-name="T2"> </text:span><text:span text:style-name="T4">Pot</text:span><text:span text:style-name="T25">encia</text:span><text:span text:style-name="T4"> </text:span><text:span text:style-name="T82">SELECT POWER(4, 5) FROM DUAL;</text:span> <text:span text:style-name="T2">Res: 1024 </text:span></text:p>
      <text:p text:style-name="P5"><text:span text:style-name="T82">ROUND(n, decimales) SELECT ROUND(12.5874, 2) FROM DUAL;</text:span> <text:span text:style-name="T2">– Res</text:span><text:span text:style-name="T5">ul</text:span><text:span text:style-name="T26">t</text:span><text:span text:style-name="T2">: 12.59 </text:span></text:p>
      <text:p text:style-name="P5"><text:span text:style-name="T82">SQRT(n)</text:span> <text:span text:style-name="T2">raíz cuadrada</text:span> <text:span text:style-name="T82">SELECT SQRT(25) FROM DUAL;</text:span> <text:span text:style-name="T2">– Resultado: 5 </text:span></text:p>
      <text:p text:style-name="P5"><text:span text:style-name="T82">TRUNC(m,n)</text:span> <text:span text:style-name="T2">Trunca un número a la cantidad de decimales especificada por el segundo <text:tab/><text:tab/>argumento. Si se omite el segundo argumento, se truncan todos los decimales. Si "n" <text:tab/><text:tab/>es negativo, el número es truncado desde la parte entera.</text:span> </text:p>
      <text:p text:style-name="P5"><text:tab/><text:span text:style-name="T82">SELECT TRUNC(127.4567, 2) FROM DUAL;</text:span> <text:span text:style-name="T2">– Resultado: 127.45 </text:span></text:p>
      <text:p text:style-name="P5"><text:tab/><text:span text:style-name="T82">SELECT TRUNC(4572.5678, -2) FROM DUAL;</text:span> <text:span text:style-name="T2">– Resultado: 4500 </text:span></text:p>
      <text:p text:style-name="P5"><text:tab/><text:span text:style-name="T82">SELECT TRUNC(4572.5678, -1) FROM DUAL;</text:span> <text:span text:style-name="T2">– Resultado: 4570 </text:span></text:p>
      <text:p text:style-name="P5"><text:tab/><text:span text:style-name="T82">SELECT TRUNC(4572.5678) FROM DUAL;</text:span> <text:span text:style-name="T2">– Resultado: 4572 </text:span></text:p>
      <text:p text:style-name="P5"><text:span text:style-name="T82">SIGN(n)</text:span> <text:span text:style-name="T2">Si el argumento "n"es <text:s/>valor positivo, retorna 1, si es negativo, devuelve -1 y 0 si es 0.</text:span> <text:tab/><text:span text:style-name="T82">SELECT SIGN(-23) FROM DUAL;</text:span> <text:span text:style-name="T2">– Resultado: -1</text:span> </text:p>
      <text:p text:style-name="P1"><text:span text:style-name="T102"><text:line-break/></text:span><text:span text:style-name="T71">Funciones d</text:span><text:span text:style-name="T69">e cadena de caracteres</text:span> </text:p>
      <text:p text:style-name="P48">CHR(n) <text:span text:style-name="T57">carácter ASCII</text:span><text:span text:style-name="T121"> </text:span>SELECT CHR(81) FROM DUAL; <text:span text:style-name="T2">– Resultado: Q </text:span></text:p>
      <text:p text:style-name="P48">ASCII(n) <text:span text:style-name="T57">código ASCII</text:span><text:span text:style-name="T121"> </text:span>SELECT ASCII('O') FROM DUAL; <text:span text:style-name="T2">– Resultado: 79 </text:span></text:p>
      <text:p text:style-name="P1"><text:span text:style-name="T82">CONCAT(cad1, cad2) equivale a || SELECT CONCAT('Hola', 'Mundo') <text:tab/>FROM DUAL;</text:span><text:span text:style-name="T2"> </text:span><text:span text:style-name="T14">– Resultado: HolaMundo </text:span></text:p>
      <text:p text:style-name="P2"><text:span text:style-name="T82">LOWER(cad) SELECT LOWER('En MInúsculAS') FROM DUAL;</text:span><text:span text:style-name="T2"> en minúsculas</text:span></text:p>
      <text:p text:style-name="P2"><text:span text:style-name="T82">UPPER(cad) SELECT UPPER('En MAyú</text:span><text:span text:style-name="T93">SCulAS</text:span><text:span text:style-name="T82">') FROM DUAL;</text:span> <text:span text:style-name="T2">EN MAYÚS</text:span><text:span text:style-name="T6">CUL</text:span><text:span text:style-name="T8">AS</text:span> </text:p>
      <text:p text:style-name="P1"><text:span text:style-name="T82">INITCAP(cad)</text:span> <text:span text:style-name="T2">1a. en Mays.</text:span> <text:span text:style-name="T82">SELECT INITCAP('hola') FROM DUAL;</text:span> <text:span text:style-name="T2">– Hola </text:span></text:p>
      <text:p text:style-name="P3"><text:span text:style-name="T82">LPAD(cad1, n, cad2) SELECT LPAD('M', 5, '*') FROM DUAL;</text:span> – <text:span text:style-name="T2">****M </text:span></text:p>
      <text:p text:style-name="P39">Devuelve cad1 con longitud n, ajustada a la derecha, rellenando por la izquierda con cad2.</text:p>
      <text:p text:style-name="P26"><text:span text:style-name="Source_20_Text"><text:span text:style-name="T1">RPAD(cad1, n, cad2)</text:span></text:span><text:span text:style-name="T7"> </text:span><text:span text:style-name="Source_20_Text">SELECT RPAD('M', 5, '*') FROM DUAL; </text:span><text:span text:style-name="Source_20_Text"><text:span text:style-name="T97">– </text:span></text:span><text:span text:style-name="Source_20_Text"><text:span text:style-name="T2">M****</text:span></text:span></text:p>
      <text:p text:style-name="Standard"><text:tab/>Devuelve cad1 con longitud n, ajustada a la izquierda, rellenando por la derecha con cad2.</text:p>
      <text:p text:style-name="Standard"><text:span text:style-name="Source_20_Text">REPLACE(cad, ant, nue) </text:span><text:span text:style-name="Source_20_Text"><text:span text:style-name="T2">Devuelve </text:span></text:span><text:span text:style-name="Source_20_Text"><text:span text:style-name="T22">la </text:span></text:span><text:span text:style-name="Source_20_Text"><text:span text:style-name="T2">cad en la que cada ocurrencia de la cadena ant</text:span></text:span><text:span text:style-name="Source_20_Text"><text:span text:style-name="T22">erior <text:tab/></text:span></text:span><text:span text:style-name="Source_20_Text"><text:span text:style-name="T2">ha <text:s/>sido sustituida por la cadena nue. </text:span></text:span><text:span text:style-name="Source_20_Text"><text:s/>SELECT REPLACE('correo@gmail.es', <text:tab/>'es', 'com') FROM DUAL; </text:span><text:span text:style-name="Source_20_Text"><text:span text:style-name="T2">– Resultado: correo@gmail.com</text:span></text:span></text:p>
      <text:p text:style-name="P14"><text:span text:style-name="Source_20_Text">SUBSTR(cad, m, n) SELECT SUBSTR('1234567', 3, 2) FROM DUAL; </text:span><text:span text:style-name="Source_20_Text"><text:span text:style-name="T2">– 34</text:span></text:span></text:p>
      <text:p text:style-name="P14"><text:span text:style-name="Source_20_Text"><text:tab/></text:span><text:span text:style-name="Source_20_Text"><text:span text:style-name="T2">Devuelve la cadena cad compuesta por n caracteres a partir de la posición m. </text:span></text:span></text:p>
      <text:p text:style-name="P14"><text:span text:style-name="Source_20_Text">LENGTH(cad)</text:span><text:span text:style-name="Source_20_Text"><text:span text:style-name="T2"> </text:span></text:span>Devuelve la longitud de cad. <text:span text:style-name="Source_20_Text">SELECT LENGTH('hola') FROM DUAL; </text:span><text:span text:style-name="Source_20_Text"><text:span text:style-name="T2">– 4</text:span></text:span></text:p>
      <text:p text:style-name="P15"><text:span text:style-name="Source_20_Text">TRIM(cad) SELECT TRIM(' Hola__</text:span><text:span text:style-name="Source_20_Text"><text:span text:style-name="T99">mundo</text:span></text:span><text:span text:style-name="Source_20_Text"> ') FROM DUAL; </text:span><text:span text:style-name="Source_20_Text"><text:span text:style-name="T2">– Resu</text:span></text:span><text:span text:style-name="Source_20_Text"><text:span text:style-name="T9">l.</text:span></text:span><text:span text:style-name="Source_20_Text"><text:span text:style-name="T2">: </text:span></text:span><text:span text:style-name="Source_20_Text"><text:span text:style-name="T9">'</text:span></text:span><text:span text:style-name="Source_20_Text"><text:span text:style-name="T2">Hola </text:span></text:span><text:span text:style-name="Source_20_Text"><text:span text:style-name="T9">mundo'</text:span></text:span></text:p>
      <text:p text:style-name="P15"><text:span text:style-name="Source_20_Text"><text:tab/></text:span><text:span text:style-name="Source_20_Text"><text:span text:style-name="T2">Elimina los espacios a la izquierda y la derecha de cad y los espacios dobles del interior. </text:span></text:span></text:p>
      <text:p text:style-name="P14"><text:span text:style-name="Source_20_Text">LTRIM(cad) SELECT LTRIM(' Hola') FROM DUAL; </text:span><text:span text:style-name="Source_20_Text"><text:span text:style-name="T2">– Resultado: </text:span></text:span><text:span text:style-name="Source_20_Text"><text:span text:style-name="T10">'</text:span></text:span><text:span text:style-name="Source_20_Text"><text:span text:style-name="T2">Hola</text:span></text:span><text:span text:style-name="Source_20_Text"><text:span text:style-name="T10">'</text:span></text:span></text:p>
      <text:p text:style-name="Standard"><text:span text:style-name="Source_20_Text"><text:tab/></text:span><text:span text:style-name="Source_20_Text"><text:span text:style-name="T2">Elimina los espacios a la izquierda que posea cad.</text:span></text:span></text:p>
      <text:p text:style-name="Standard"><text:span text:style-name="Source_20_Text">RTRIM(cad) SELECT RTRIM('Hola ') FROM DUAL; </text:span><text:span text:style-name="Source_20_Text"><text:span text:style-name="T2">– Resultado: </text:span></text:span><text:span text:style-name="Source_20_Text"><text:span text:style-name="T10">'</text:span></text:span><text:span text:style-name="Source_20_Text"><text:span text:style-name="T2">Hola</text:span></text:span><text:span text:style-name="Source_20_Text"><text:span text:style-name="T10">'</text:span></text:span></text:p>
      <text:p text:style-name="Standard"><text:span text:style-name="Source_20_Text"><text:span text:style-name="T10"><text:tab/>Elimina los espacios a la derecha que posea cad. </text:span></text:span></text:p>
      <text:p text:style-name="Standard"><text:span text:style-name="Source_20_Text"><text:span text:style-name="T100">INSTR(cad, cadBuscada [, posInicial [, nAparición]])</text:span></text:span></text:p>
      <text:p text:style-name="P16"><text:span text:style-name="Source_20_Text"><text:span text:style-name="T10"><text:tab/>Obtiene la posición en la que se encuentra la cadena buscada en la cadena inicial cad.</text:span></text:span></text:p>
      <text:p text:style-name="P16"><text:span text:style-name="Source_20_Text"><text:span text:style-name="T10"><text:tab/>Se puede comenzar a buscar desde una posición inicial concreta e incluso indicar el número <text:tab/>de aparición de la cadena buscada. Si no encuentra nada devuelve cero.</text:span></text:span></text:p>
      <text:p text:style-name="P17"><text:span text:style-name="Source_20_Text"><text:span text:style-name="T116">SELECT INSTR('usuarios', 'u') FROM DUAL; </text:span></text:span><text:span text:style-name="Source_20_Text"><text:span text:style-name="T38">– Resultado: 1</text:span></text:span></text:p>
      <text:p text:style-name="P78"><text:span text:style-name="Source_20_Text"><text:span text:style-name="T114">SELECT INSTR('usuarios', 'u', 2) FROM DUAL; </text:span></text:span><text:span text:style-name="Source_20_Text"><text:span text:style-name="T35">– Resultado: 3</text:span></text:span><text:span text:style-name="Source_20_Text"><text:span text:style-name="T114"><text:line-break/>SELECT INSTR('usuarios', 'u', 2, 2) FROM DUAL; </text:span></text:span><text:span text:style-name="Source_20_Text"><text:span text:style-name="T35">– Resultado: 0</text:span></text:span></text:p>
      <text:p text:style-name="P1"><text:soft-page-break/><text:span text:style-name="T71">Funciones d</text:span><text:span text:style-name="T69">e manejo de fechas</text:span> </text:p>
      <text:p text:style-name="Text_20_body"><text:span text:style-name="T18">Notas:</text:span><text:span text:style-name="T15">A las fechas l</text:span><text:span text:style-name="T18">e podemos </text:span><text:span text:style-name="Strong_20_Emphasis"><text:span text:style-name="T18">sumar números</text:span></text:span><text:span text:style-name="T18"> y esto se entiende como sumarles días, si ese número tiene decimales se suman días, horas, minutos y segundos. La </text:span><text:span text:style-name="Strong_20_Emphasis"><text:span text:style-name="T18">diferencia</text:span></text:span><text:span text:style-name="T18"> entre dos fechas también nos dará un número de días.<text:line-break/></text:span><text:span text:style-name="T16">En Oracle: Los operadores aritméticos "+" (más) y "-" (menos) pueden emplearse para las fechas. Por ejemplo: </text:span><text:span text:style-name="Source_20_Text"><text:span text:style-name="T1">SELECT SYSDATE – 5; </text:span></text:span><text:span text:style-name="T7">Devolvería la fecha correspondiente a 5 días antes de la fecha actual. </text:span><text:span text:style-name="T23">Oracle tiene </text:span><text:span text:style-name="T7">dos tipos de datos para manejar fechas:</text:span></text:p>
      <text:p text:style-name="P27"><text:span text:style-name="Source_20_Text"><text:span text:style-name="T104">DATE</text:span></text:span><text:span text:style-name="T104"> almacena </text:span><text:span text:style-name="Strong_20_Emphasis"><text:span text:style-name="T104">fechas concretas incluyendo a veces la hora.</text:span></text:span><text:span text:style-name="T104"> </text:span></text:p>
      <text:p text:style-name="Text_20_body"><text:span text:style-name="Source_20_Text"><text:span text:style-name="T104">TIMESTAMP</text:span></text:span><text:span text:style-name="T104"> almacena </text:span><text:span text:style-name="Strong_20_Emphasis"><text:span text:style-name="T104">un instante de tiempo </text:span></text:span><text:span text:style-name="Strong_20_Emphasis"><text:span text:style-name="T105">+</text:span></text:span><text:span text:style-name="Strong_20_Emphasis"><text:span text:style-name="T104">concreto</text:span></text:span><text:span text:style-name="T104"> que puede incluir fracciones de segundo. </text:span></text:p>
      <text:p text:style-name="Standard"><text:span text:style-name="Source_20_Text"><text:span text:style-name="T16">Se pueden emplear estas funciones enviando como argumento el nombre de un campo de tipo fecha.</text:span></text:span></text:p>
      <text:p text:style-name="P13"><text:span text:style-name="Source_20_Text"><text:span text:style-name="T106">SYSDATE</text:span></text:span><text:span text:style-name="T98"> </text:span><text:span text:style-name="T16">Devuelve la fecha y hora actuales.</text:span><text:span text:style-name="T98"> </text:span><text:span text:style-name="Source_20_Text"><text:span text:style-name="T106">SELECT SYSDATE FROM DUAL;</text:span></text:span><text:span text:style-name="T98"> </text:span><text:span text:style-name="T16">– 26/07/11</text:span></text:p>
      <text:p text:style-name="P6"><text:span text:style-name="Source_20_Text"><text:span text:style-name="T104">SYSTIMESTAMP</text:span></text:span><text:span text:style-name="T104"> </text:span><text:span text:style-name="T14">Devuelve la fecha y hora actuales en formato </text:span><text:span text:style-name="Source_20_Text"><text:span text:style-name="T14">TIMESTAMP.</text:span></text:span></text:p>
      <text:p text:style-name="P6"><text:span text:style-name="Source_20_Text"><text:span text:style-name="T104"><text:tab/>SELECT SYSTIMESTAMP FROM DUAL;</text:span></text:span><text:span text:style-name="T104"> </text:span><text:span text:style-name="T14">– 26-JUL-11 08.32.59,609000 PM +02:00</text:span></text:p>
      <text:p text:style-name="P7"><text:span text:style-name="Source_20_Text"><text:span text:style-name="T104">ADD_MONTHS(fecha, n)</text:span></text:span><text:span text:style-name="T14"> Añade a la fecha el número de meses indicado con n.</text:span></text:p>
      <text:p text:style-name="P7"><text:span text:style-name="Source_20_Text"><text:span text:style-name="T14"><text:tab/></text:span></text:span><text:span text:style-name="Source_20_Text"><text:span text:style-name="T104">SELECT ADD_MONTHS('27/07/11', 5) FROM DUAL;</text:span></text:span><text:span text:style-name="T14"> – Resultado: 27/12/11</text:span></text:p>
      <text:p text:style-name="P7"><text:span text:style-name="Source_20_Text"><text:span text:style-name="T104">MONTHS_BETWEEN(fecha1, fecha2)</text:span></text:span><text:span text:style-name="T14"> Devuelve el núm. de meses entre fecha1 y fecha2. <text:tab/></text:span><text:span text:style-name="Source_20_Text"><text:span text:style-name="T104">SELECT MONTHS_BETWEEN('12/07/11','12/03/11') FROM DUAL;</text:span></text:span><text:span text:style-name="T14"> – <text:s text:c="2"/>4</text:span></text:p>
      <text:p text:style-name="P7"><text:span text:style-name="Source_20_Text"><text:span text:style-name="T104">LAST_DAY(fecha)</text:span></text:span><text:span text:style-name="T14"> </text:span><text:span text:style-name="T17">Ú</text:span><text:span text:style-name="T14">ltimo día del mes al que pertenece la fecha. El valor devuelto es tipo </text:span><text:span text:style-name="Source_20_Text"><text:span text:style-name="T14">DATE</text:span></text:span><text:span text:style-name="T14"> <text:tab/></text:span><text:span text:style-name="Source_20_Text"><text:span text:style-name="T104">SELECT LAST_DAY('27/07/11') FROM DUAL;</text:span></text:span><text:span text:style-name="T14"> --Resultado: 31/07/11</text:span></text:p>
      <text:p text:style-name="P8"><text:span text:style-name="Source_20_Text"><text:span text:style-name="T104">NEXT_DAY(fecha, d)</text:span></text:span><text:span text:style-name="T104"> </text:span><text:span text:style-name="T14">Indica el día que corresponde si añadimos a la fecha el día d. El día <text:tab/>devuelto puede ser texto ('Lunes', Martes', ..) o el número del día de la semana (1=lunes, <text:tab/>2=martes, ..) dependiendo de la configuración.</text:span></text:p>
      <text:p text:style-name="P8"><text:span text:style-name="Source_20_Text"><text:span text:style-name="Source_20_Text"><text:span text:style-name="T14"><text:tab/></text:span></text:span></text:span><text:span text:style-name="Source_20_Text"><text:span text:style-name="T104">SELECT NEXT_DAY('31/12/11','LUNES') FROM DUAL;</text:span></text:span><text:span text:style-name="T14"> – Resultado: 02/01/12</text:span></text:p>
      <text:p text:style-name="P8"><text:span text:style-name="Source_20_Text"><text:span text:style-name="T104">EXTRACT(valor FROM fecha)</text:span></text:span><text:span text:style-name="T104"> </text:span><text:span text:style-name="T14">Extrae un valor de una fecha concreta. El valor puede ser <text:tab/></text:span><text:span text:style-name="T13">day, month, year, hours,</text:span><text:span text:style-name="T14"> etc.</text:span></text:p>
      <text:p text:style-name="P28"><text:span text:style-name="Source_20_Text"><text:span text:style-name="T16"><text:tab/></text:span></text:span><text:span text:style-name="Source_20_Text"><text:span text:style-name="T106">SELECT EXTRACT(MONTH FROM SYSDATE) FROM DUAL;</text:span></text:span><text:span text:style-name="T16"> – Resultado: 7 </text:span></text:p>
      <text:p text:style-name="P40"/>
      <text:p text:style-name="P18"><text:span text:style-name="T1">Funciones de conversión </text:span>de un tipo de dato a otro</text:p>
      <text:p text:style-name="P13"><text:span text:style-name="Source_20_Text">TO_NUMBER(cad, formato)</text:span> Convierte textos en números. Se suele utilizar para dar un formato concreto a los números. Los formatos que podemos utilizar son los siguientes:</text:p>
      <text:p text:style-name="P67"><text:span text:style-name="T96">9</text:span> <text:tab/>Posiciones numéricas. Si el número que se quiere visualizar contiene menos dígitos <text:tab/>de los que se especifican en el formato, se rellena con blancos. </text:p>
      <text:p text:style-name="P67"><text:span text:style-name="T96">0</text:span> <text:tab/>Visualiza ceros por la izquierda hasta completar la longitud del formato especificado. </text:p>
      <text:p text:style-name="P67"><text:span text:style-name="T96">$</text:span> <text:tab/>Antepone el signo de dólar al número. </text:p>
      <text:p text:style-name="P67"><text:span text:style-name="T96">L</text:span> <text:tab/>Coloca en la posición donde se incluya, el símbolo de la moneda local (se puede <text:tab/>configurar en la base de datos mediante el parámetro NSL_CURRENCY) </text:p>
      <text:p text:style-name="P67"><text:span text:style-name="T96">S</text:span> <text:tab/>Aparecerá el símbolo del signo. </text:p>
      <text:p text:style-name="P67"><text:span text:style-name="T96">D</text:span> <text:tab/>Posición del símbolo decimal, que en español es la coma. </text:p>
      <text:p text:style-name="P67"><text:span text:style-name="T96">G</text:span> <text:tab/>Posición del separador de grupo, que en español es el punto.</text:p>
      <text:p text:style-name="P29"><text:span text:style-name="Source_20_Text">TO_CHAR(d, formato)</text:span> Convierte un núm. o fecha d a cad. de caracteres, se utiliza para fechas <text:tab/>normalmente <text:s/>ya que de número a texto se hace de forma implícita como hemos visto antes.</text:p>
      <text:p text:style-name="P29"><text:span text:style-name="Source_20_Text">TO_DATE(cad, formato)</text:span> Convierte textos a fechas. Podemos indicar el formato con el que <text:tab/>queremos que aparezca. <text:s text:c="3"/><text:span text:style-name="T78">P</text:span><text:span text:style-name="T79">arámetros p</text:span><text:span text:style-name="T78">ara las funciones </text:span><text:span text:style-name="Source_20_Text"><text:span text:style-name="T78">TO_CHAR</text:span></text:span><text:span text:style-name="T78"> y </text:span><text:span text:style-name="Source_20_Text"><text:span text:style-name="T78">TO_DATE:</text:span></text:span></text:p>
      <text:p text:style-name="P30"><text:span text:style-name="Source_20_Text"><text:span text:style-name="T24">YY <text:tab/>Año en formato de dos cifras <text:tab/><text:tab/>YYYY Año en formato de cuatro cifras </text:span></text:span></text:p>
      <text:p text:style-name="P30"><text:span text:style-name="Source_20_Text"><text:span text:style-name="T24">MM <text:tab/>Mes en formato de dos cifras <text:tab/><text:tab/>MON <text:tab/>Las tres primeras letras del mes </text:span></text:span></text:p>
      <text:p text:style-name="P68"><text:span text:style-name="Source_20_Text"><text:span text:style-name="T24">MONTH <text:s text:c="2"/>Nombre completo del mes <text:tab/>Q <text:tab/>Semestre </text:span></text:span></text:p>
      <text:p text:style-name="P68"><text:span text:style-name="Source_20_Text"><text:span text:style-name="T24">DY <text:tab/>Día de la semana en tres letras <text:tab/>DAY <text:tab/>Día completo de la semana </text:span></text:span></text:p>
      <text:p text:style-name="P68"><text:span text:style-name="Source_20_Text"><text:span text:style-name="T24">DD <text:tab/>Día en formato de dos cifras <text:tab/><text:tab/>D <text:tab/>Día de la semana del 1 al 7 <text:tab/><text:tab/></text:span></text:span></text:p>
      <text:p text:style-name="P68"><text:span text:style-name="Source_20_Text"><text:span text:style-name="T24">AM <text:tab/>Indicador a.m.<text:tab/><text:tab/><text:tab/><text:tab/>PM <text:tab/>Indicador p.m. <text:tab/><text:tab/><text:tab/><text:tab/> WW <text:tab/>Semana del año <text:tab/><text:tab/><text:tab/>MI <text:tab/>Minutos de 0 a 59 </text:span></text:span></text:p>
      <text:p text:style-name="P68"><text:span text:style-name="Source_20_Text"><text:span text:style-name="T24">HH12 <text:tab/>Hora de 1 a 12<text:tab/><text:tab/><text:tab/><text:tab/>HH24 <text:tab/>Hora de 0 a 23<text:tab/></text:span></text:span></text:p>
      <text:p text:style-name="P68"><text:soft-page-break/><text:span text:style-name="Source_20_Text"><text:span text:style-name="T24">SS <text:tab/>Segundos dentro del minuto<text:tab/><text:tab/>SSSS <text:tab/>Segundos dentro desde las 0 horas </text:span></text:span></text:p>
      <text:p text:style-name="P20">Otras funciones: NVL y DECODE</text:p>
      <text:p text:style-name="P31"><text:span text:style-name="T19">Cualquier operación que se haga con un valor </text:span><text:span text:style-name="Source_20_Text"><text:span text:style-name="T19">NULL</text:span></text:span><text:span text:style-name="T19"> devuelve un </text:span><text:span text:style-name="Source_20_Text"><text:span text:style-name="T19">NULL</text:span></text:span><text:span text:style-name="T19">. Por ejemplo, si se intenta dividir por </text:span><text:span text:style-name="Source_20_Text"><text:span text:style-name="T19">NULL obtendremos NULL. </text:span></text:span><text:span text:style-name="Source_20_Text"><text:span text:style-name="T2">También es posible que el resultado de una función nos de un valor nulo. </text:span></text:span><text:span text:style-name="Source_20_Text"><text:span text:style-name="T27">A</text:span></text:span><text:span text:style-name="Source_20_Text"><text:span text:style-name="T2">parece </text:span></text:span><text:span text:style-name="Source_20_Text"><text:span text:style-name="T27">entonces </text:span></text:span><text:span text:style-name="Source_20_Text"><text:span text:style-name="T2">la necesidad de poder hacer algo con ellos.</text:span></text:span></text:p>
      <text:p text:style-name="Standard"><text:span text:style-name="Source_20_Text">NVL(valor, expr1)</text:span><text:span text:style-name="Source_20_Text"><text:span text:style-name="T2"> </text:span></text:span><text:span text:style-name="T2">Si valor es </text:span><text:span text:style-name="Source_20_Text"><text:span text:style-name="T2">NULL</text:span></text:span><text:span text:style-name="T2">, devuelve </text:span><text:span text:style-name="Source_20_Text"><text:span text:style-name="T2">expr1</text:span></text:span><text:span text:style-name="T2">. <text:s/></text:span><text:span text:style-name="Source_20_Text"><text:span text:style-name="T2">expr1</text:span></text:span><text:span text:style-name="T2"> debe ser <text:s/></text:span><text:span text:style-name="T27">d </text:span><text:span text:style-name="T2">mismo tipo q valor.</text:span> </text:p>
      <text:p text:style-name="Standard"><text:span text:style-name="Source_20_Text"><text:tab/>SELECT NVL(DIRECC1, '</text:span><text:span text:style-name="Source_20_Text"><text:span text:style-name="T108">Sin</text:span></text:span><text:span text:style-name="Source_20_Text"> dirección conocida') FROM EMPLEADOS;</text:span></text:p>
      <text:p text:style-name="P31"><text:span text:style-name="Source_20_Text">DECODE(expr1, cond1, valor1 [, cond2, valor2, ...], default )</text:span> </text:p>
      <text:list xml:id="list1997715236" text:style-name="L1">
        <text:list-header>
          <text:p text:style-name="P89"><text:span text:style-name="T2">Esta función evalúa una expresión </text:span><text:span text:style-name="Source_20_Text"><text:span text:style-name="T2">expr1</text:span></text:span><text:span text:style-name="T2">, si se cumple la primera condición (</text:span><text:span text:style-name="Source_20_Text"><text:span text:style-name="T2">cond1</text:span></text:span><text:span text:style-name="T2">) devuelve el </text:span><text:span text:style-name="Source_20_Text"><text:span text:style-name="T2">valor1</text:span></text:span><text:span text:style-name="T2">, </text:span><text:span text:style-name="T27">sino </text:span><text:span text:style-name="T2">evalúa la siguiente condición y así hasta que una se cumpla. Si no se cumple ninguna condición se devuelve el valor por defecto que hemos llamado default.</text:span></text:p>
        </text:list-header>
      </text:list>
      <text:p text:style-name="P36"/>
      <text:p text:style-name="P19"><text:span text:style-name="T120">Funciones d</text:span>e <text:span text:style-name="T110">agregado (</text:span>agrupamiento<text:span text:style-name="T110">)</text:span></text:p>
      <text:p text:style-name="P32"><text:span text:style-name="Source_20_Text"><text:span text:style-name="T28">Est</text:span></text:span><text:span text:style-name="Source_20_Text"><text:span text:style-name="T29">e tipo</text:span></text:span><text:span text:style-name="Source_20_Text"><text:span text:style-name="T28"> consultas </text:span></text:span><text:span text:style-name="Source_20_Text"><text:span text:style-name="Strong_20_Emphasis"><text:span text:style-name="T28">toman un grupo de datos</text:span></text:span></text:span><text:span text:style-name="Source_20_Text"><text:span text:style-name="T28"> (una columna) y </text:span></text:span><text:span text:style-name="Source_20_Text"><text:span text:style-name="Strong_20_Emphasis"><text:span text:style-name="T28">producen un único dato que resume el grupo</text:span></text:span></text:span><text:span text:style-name="Source_20_Text"><text:span text:style-name="T28">. </text:span></text:span><text:span text:style-name="Source_20_Text"><text:span text:style-name="T29">N</text:span></text:span><text:span text:style-name="Source_20_Text"><text:span text:style-name="T28">o se corresponde</text:span></text:span><text:span text:style-name="Source_20_Text"><text:span text:style-name="T29">n</text:span></text:span><text:span text:style-name="Source_20_Text"><text:span text:style-name="T28"> con ningún valor de la tabla sino un </text:span></text:span><text:span text:style-name="Source_20_Text"><text:span text:style-name="Strong_20_Emphasis"><text:span text:style-name="T28">total calculado</text:span></text:span></text:span><text:span text:style-name="Source_20_Text"><text:span text:style-name="T28"> sobre los datos de la tabla. </text:span></text:span><text:span text:style-name="Source_20_Text"><text:span text:style-name="T29">Esto conlleva limitaciones.</text:span></text:span></text:p>
      <text:p text:style-name="Standard"><text:span text:style-name="Source_20_Text"><text:span text:style-name="T20">El simple hecho de utilizar una función de agregado en una consulta la convierte en consulta de resumen. </text:span></text:span><text:span text:style-name="Source_20_Text"><text:span text:style-name="T29">Todas las funciones de agregado tienen una estructura muy parecida: FUNCIÓN ([ALL| DISTINCT] Expresión) y debemos tener en cuenta que: </text:span></text:span></text:p>
      <text:list xml:id="list3413602690" text:style-name="L2">
        <text:list-item>
          <text:p text:style-name="P90"><text:span text:style-name="Source_20_Text"><text:span text:style-name="T20">La palabra ALL indica que se tienen que tomar todos los valores de la columna. </text:span></text:span><text:span text:style-name="Source_20_Text"><text:span text:style-name="T21">P</text:span></text:span><text:span text:style-name="Source_20_Text"><text:span text:style-name="T20">or defecto. </text:span></text:span></text:p>
        </text:list-item>
        <text:list-item>
          <text:p text:style-name="P90"><text:span text:style-name="Source_20_Text"><text:span text:style-name="T29">La palabra DISTINCT indica que se considerarán todas las repeticiones del mismo valor como uno solo (considera valores distintos). </text:span></text:span></text:p>
        </text:list-item>
        <text:list-item>
          <text:p text:style-name="P90"><text:span text:style-name="Source_20_Text"><text:span text:style-name="T29">El grupo de valores sobre el que actúa la función lo determina el resultado de la expresión que será el nombre de una columna o una expresión basada en una o varias columnas. Por tanto, en la expresión nunca puede aparecer ni una función de agregado ni una subconsulta. </text:span></text:span></text:p>
        </text:list-item>
        <text:list-item>
          <text:p text:style-name="P90"><text:span text:style-name="Source_20_Text"><text:span text:style-name="T30">T</text:span></text:span><text:span text:style-name="Source_20_Text"><text:span text:style-name="T29">odas las funciones se aplican a las filas del origen de datos una vez ejecutada la cláusula WHERE (si la tuviéramos). </text:span></text:span></text:p>
        </text:list-item>
        <text:list-item>
          <text:p text:style-name="P90"><text:span text:style-name="Source_20_Text"><text:span text:style-name="T29">Todas las funciones (excepto COUNT) ignoran los valores NULL. </text:span></text:span></text:p>
        </text:list-item>
        <text:list-item>
          <text:p text:style-name="P90"><text:span text:style-name="Source_20_Text"><text:span text:style-name="T29">Podemos encontrar una función de agrupamiento dentro de una lista de selección en cualquier sitio donde pudiera aparecer el nombre de una columna. Es por eso que puede formar parte de una expresión pero no se pueden anidar funciones de este tipo. </text:span></text:span></text:p>
        </text:list-item>
        <text:list-item>
          <text:p text:style-name="P92"><text:span text:style-name="Source_20_Text"><text:span text:style-name="T29">No se pueden mezclar funciones de columna con nombres de columna ordinarios, aunque hay excepciones que veremos más adelante. </text:span></text:span></text:p>
        </text:list-item>
      </text:list>
      <text:p text:style-name="P33"><text:span text:style-name="Source_20_Text"><text:span text:style-name="T109">SUM([ALL|DISTINCT] expresión)</text:span></text:span><text:span text:style-name="Source_20_Text"><text:span text:style-name="T29"> <text:s/></text:span></text:span><text:span text:style-name="Source_20_Text"><text:span text:style-name="T109">SELECT SUM(credito) FROM Usuarios;</text:span></text:span></text:p>
      <text:p text:style-name="P66">Devuelve la suma de los valores de la expresión. Sólo puede utilizarse con columnas cuyo tipo sea número. El resultado será del mismo tipo aunque puede tener una precisión mayor. </text:p>
      <text:p text:style-name="P70"><text:span text:style-name="Source_20_Text"><text:span text:style-name="T109">COUNT([ALL|DISTINCT] expresión)</text:span></text:span><text:span text:style-name="Source_20_Text"><text:span text:style-name="T29"> </text:span></text:span><text:span text:style-name="Source_20_Text">SELECT COUNT(nombre) FROM Usuarios;</text:span> </text:p>
      <text:p text:style-name="P66"><text:span text:style-name="T2">Cuenta los elementos de un campo. </text:span><text:span text:style-name="Source_20_Text"><text:span text:style-name="T2">Expresión</text:span></text:span><text:span text:style-name="T2"> contiene el nombre del campo </text:span><text:span text:style-name="T31">a</text:span><text:span text:style-name="T2"> contar. Los operandos de expresión pueden incluir el nombre del campo, una constante o una función. </text:span></text:p>
      <text:p text:style-name="P69"><text:span text:style-name="T2">Puede contar cualquier tipo de datos incluido texto. </text:span><text:span text:style-name="Source_20_Text"><text:span text:style-name="T2">COUNT</text:span></text:span><text:span text:style-name="T2"> simplemente cuenta el número de registros sin tener en cuenta qué valores se almacenan. La función </text:span><text:span text:style-name="Source_20_Text"><text:span text:style-name="T2">COUNT</text:span></text:span><text:span text:style-name="T2"> no cuenta los registros que tienen campos </text:span><text:span text:style-name="Source_20_Text"><text:span text:style-name="T2">NULL</text:span></text:span><text:span text:style-name="T2"> a menos que </text:span><text:span text:style-name="Strong_20_Emphasis"><text:span text:style-name="T2">expresión</text:span></text:span><text:span text:style-name="T2"> sea el carácter comodín </text:span><text:span text:style-name="Strong_20_Emphasis"><text:span text:style-name="T2">asterisco</text:span></text:span><text:span text:style-name="T2"> (*): </text:span><text:span text:style-name="Source_20_Text"><text:span text:style-name="T109">SELECT COUNT(*) FROM Usuarios;</text:span></text:span></text:p>
      <text:p text:style-name="P47">SELECT COUNT(Nombre) FROM EMPLEADOS WHERE SEXO='M';</text:p>
      <text:p text:style-name="P83"><text:span text:style-name="Source_20_Text">MIN ([ALL| DISTINCT] expresión)</text:span><text:span text:style-name="T82"> </text:span><text:span text:style-name="Source_20_Text">SELECT MIN(credito) FROM Usuarios;</text:span><text:span text:style-name="T82"> </text:span></text:p>
      <text:p text:style-name="P66">Devuelve el valor mínimo de la expresión sin considerar los nulos (<text:span text:style-name="Source_20_Text">NULL</text:span>). </text:p>
      <text:p text:style-name="P66">En expresión podemos incluir el nombre de un campo de una tabla, una constante o una función (pero no otras funciones agregadas de SQL). </text:p>
      <text:p text:style-name="P84"><text:span text:style-name="Source_20_Text">MAX ([ALL| DISTINCT] expresión)</text:span> <text:span text:style-name="Source_20_Text">SELECT MAX (credito) FROM Usuarios;</text:span> </text:p>
      <text:p text:style-name="P66">Devuelve el valor máximo de la expresión sin considerar los nulos (<text:span text:style-name="Source_20_Text">NULL</text:span>). </text:p>
      <text:p text:style-name="P66">En expresión podemos incluir el nombre de un campo de una tabla, una constante o una función (pero no otras funciones agregadas de SQL).</text:p>
      <text:p text:style-name="Standard"><text:soft-page-break/><text:span text:style-name="Source_20_Text"><text:span text:style-name="T111">AVG ([ALL| DISTINCT] expresión)</text:span></text:span><text:span text:style-name="T83"> </text:span></text:p>
      <text:p text:style-name="P46"><text:tab/>SELECT AVG(SALARIO_MIN), AVG(SALARIO_MAX) FROM TRABAJOS; </text:p>
      <text:p text:style-name="P66">Devuelve el promedio de los valores de un grupo, para ello se omiten los nulos (<text:span text:style-name="Source_20_Text">NULL</text:span>). </text:p>
      <text:p text:style-name="P66">El grupo de valores será el que se obtenga como resultado de la expresión y ésta puede ser un nombre de columna o una expresión basada en una columna o varias de la tabla. </text:p>
      <text:p text:style-name="P65">Se aplica a campos tipo número y el tipo de dato del resultado puede variar según las necesidades del sistema para representar el valor.</text:p>
      <text:p text:style-name="Standard"><text:span text:style-name="Source_20_Text">VAR ([ALL| DISTINCT] expresión)</text:span> </text:p>
      <text:p text:style-name="P66">Devuelve la varianza estadística de todos los valores de la expresión. </text:p>
      <text:p text:style-name="P65"><text:span text:style-name="T112">A</text:span>dmite únicamente columnas numéricas. Los valores nulos (<text:span text:style-name="Source_20_Text">NULL</text:span>) se omiten. </text:p>
      <text:p text:style-name="Standard"><text:span text:style-name="Source_20_Text"><text:span text:style-name="T109">STDEV ([ALL| DISTINCT] expresión)</text:span></text:span><text:span text:style-name="Source_20_Text"><text:span text:style-name="T29"> </text:span></text:span></text:p>
      <text:p text:style-name="P65">Devuelve la desviación típica estadística de todos los valores de la expresión. </text:p>
      <text:p text:style-name="P65"><text:span text:style-name="T113">A</text:span>dmite únicamente columnas numéricas. Los valores nulos (<text:span text:style-name="Source_20_Text">NULL</text:span>) se omiten. </text:p>
      <text:p text:style-name="P79"><text:span text:style-name="Source_20_Text"><text:span text:style-name="T32"/></text:span></text:p>
      <text:p text:style-name="P79"><text:span text:style-name="Source_20_Text"><text:span text:style-name="T66">Agrupamiento de registros</text:span></text:span></text:p>
      <text:p text:style-name="Text_20_body"><text:span text:style-name="Source_20_Text"><text:span text:style-name="T50">E</text:span></text:span><text:span text:style-name="Source_20_Text"><text:span text:style-name="T32">n muchas ocasiones en las que utilizamos consultas de resumen nos va a interesar calcular </text:span></text:span><text:span text:style-name="Source_20_Text"><text:span text:style-name="Strong_20_Emphasis"><text:span text:style-name="T32">totales parciales</text:span></text:span></text:span><text:span text:style-name="Source_20_Text"><text:span text:style-name="T32">, es decir, </text:span></text:span><text:span text:style-name="Source_20_Text"><text:span text:style-name="Strong_20_Emphasis"><text:span text:style-name="T32">agrupados según un determinado campo</text:span></text:span></text:span><text:span text:style-name="Source_20_Text"><text:span text:style-name="T32">. </text:span></text:span><text:span text:style-name="Source_20_Text"><text:span text:style-name="T50">E</text:span></text:span><text:span text:style-name="Source_20_Text"><text:span text:style-name="T32">n lugar de una única fila de resultados necesitaremos una fila por cada </text:span></text:span><text:span text:style-name="Source_20_Text"><text:span text:style-name="T50">campo</text:span></text:span><text:span text:style-name="Source_20_Text"><text:span text:style-name="T32">. </text:span></text:span></text:p>
      <text:p text:style-name="P82"><text:span text:style-name="Source_20_Text"><text:span text:style-name="T84">SELECT columna1, columna2, … </text:span></text:span></text:p>
      <text:p text:style-name="P82"><text:span text:style-name="Source_20_Text"><text:span text:style-name="T84">FROM tabla1, tabla2, …</text:span></text:span></text:p>
      <text:p text:style-name="P72"><text:span text:style-name="Source_20_Text"><text:span text:style-name="T84">WHERE condición1, condición2, … </text:span></text:span></text:p>
      <text:p text:style-name="P72"><text:span text:style-name="Source_20_Text"><text:span text:style-name="T84">GROUP BY columna1, columna2, … </text:span></text:span></text:p>
      <text:p text:style-name="P72"><text:span text:style-name="Source_20_Text"><text:span text:style-name="T84">HAVING condición </text:span></text:span></text:p>
      <text:p text:style-name="Text_20_body"><text:span text:style-name="Source_20_Text"><text:span text:style-name="T84">ORDER BY ordenación; </text:span></text:span></text:p>
      <text:p text:style-name="P72"><text:span text:style-name="Source_20_Text"><text:span text:style-name="T33">En la cláusula GROUP BY se colocan las columnas por las que vamos a agrupar.</text:span></text:span></text:p>
      <text:p text:style-name="Text_20_body"><text:span text:style-name="Source_20_Text"><text:span text:style-name="T33">En HAVING la condición que han de cumplir los grupos para que se realice la consulta.</text:span></text:span></text:p>
      <text:p text:style-name="P34"><text:span text:style-name="Source_20_Text"><text:span text:style-name="T34">Orden en el que se ejecutan las cláusulas. </text:span></text:span><text:span text:style-name="Source_20_Text"><text:span text:style-name="T54">Importante</text:span></text:span><text:span text:style-name="Source_20_Text"><text:span text:style-name="T34">:</text:span></text:span></text:p>
      <text:p text:style-name="P35"><text:span text:style-name="Source_20_Text"><text:span text:style-name="T34">1.- WHERE que filtra las filas según las condiciones que pongamos.</text:span></text:span></text:p>
      <text:p text:style-name="P35"><text:span text:style-name="Source_20_Text"><text:span text:style-name="T34">2.- </text:span></text:span><text:span text:style-name="Source_20_Text"><text:span text:style-name="T2">GROUP BY</text:span></text:span><text:span text:style-name="T2"> que crea una tabla de grupos nueva.</text:span></text:p>
      <text:p text:style-name="P35"><text:span text:style-name="T34">3.- </text:span><text:span text:style-name="Source_20_Text"><text:span text:style-name="T2">HAVING</text:span></text:span><text:span text:style-name="T2"> filtra los grupos.</text:span></text:p>
      <text:p text:style-name="P35"><text:span text:style-name="T34">4.- </text:span><text:span text:style-name="Source_20_Text"><text:span text:style-name="T2">ORDER BY</text:span></text:span><text:span text:style-name="T2"> que ordena o clasifica la salida. </text:span></text:p>
      <text:p text:style-name="Text_20_body"><text:span text:style-name="T2">Las columnas que aparecen en el </text:span><text:span text:style-name="Source_20_Text"><text:span text:style-name="T2">SELECT</text:span></text:span><text:span text:style-name="T2"> y que no aparezcan en la cláusula </text:span><text:span text:style-name="Source_20_Text"><text:span text:style-name="T2">GROUP BY</text:span></text:span><text:span text:style-name="T2"> deben tener una función de agrupamiento. Si esto no se hace así producirá un error. Otra opción es poner en la cl</text:span><text:span text:style-name="T51">áu</text:span><text:span text:style-name="T2">sula </text:span><text:span text:style-name="Source_20_Text"><text:span text:style-name="T2">GROUP BY</text:span></text:span><text:span text:style-name="T2"> las mismas columnas que aparecen en </text:span><text:span text:style-name="Source_20_Text"><text:span text:style-name="T2">SELECT</text:span></text:span><text:span text:style-name="T2">. </text:span></text:p>
      <text:p text:style-name="P73"><text:span text:style-name="Source_20_Text"><text:span text:style-name="T86">SELECT provincia, SUM(credito) FROM Usuarios GROUP BY provincia;</text:span></text:span></text:p>
      <text:p text:style-name="P71"><text:span text:style-name="Source_20_Text"><text:span text:style-name="T36">Si estuviéramos interesados en la suma de créditos agrupados por provincia pero únicamente de las provincias de Cádiz y Badaj</text:span></text:span><text:span text:style-name="Source_20_Text"><text:span text:style-name="T37">o</text:span></text:span><text:span text:style-name="Source_20_Text"><text:span text:style-name="T36">z nos quedaría:</text:span></text:span></text:p>
      <text:p text:style-name="P73"><text:span text:style-name="Source_20_Text"><text:span text:style-name="T115">SELECT provincia, SUM(credito) FROM Usuarios GROUP BY provincia HAVING provincia='CÁDIZ' OR provincia='BADAJOZ';</text:span></text:span></text:p>
      <text:p text:style-name="P73"><text:span text:style-name="Source_20_Text"><text:span text:style-name="T36"/></text:span></text:p>
      <text:p text:style-name="P80"><text:span text:style-name="Source_20_Text"><text:span text:style-name="T68">Consultas multitablas</text:span></text:span></text:p>
      <text:p text:style-name="P80"><text:span text:style-name="Source_20_Text"><text:span text:style-name="T52">Si distribuíamos la información en varias tablas relacionadas por algún campo común, también </text:span></text:span><text:span text:style-name="Source_20_Text"><text:span text:style-name="T53">es</text:span></text:span><text:span text:style-name="Source_20_Text"><text:span text:style-name="T52"> </text:span></text:span><text:span text:style-name="Source_20_Text"><text:span text:style-name="T53">posible</text:span></text:span><text:span text:style-name="Source_20_Text"><text:span text:style-name="T52"> que tengamos que consultar datos que se encuentren distribuidos por distintas tablas.</text:span></text:span></text:p>
      <text:p text:style-name="P81"><text:span text:style-name="Source_20_Text"><text:span text:style-name="T59"/></text:span></text:p>
      <text:p text:style-name="P81"><text:span text:style-name="Source_20_Text"><text:span text:style-name="T72">Composiciones internas</text:span></text:span></text:p>
      <text:p text:style-name="P75"><text:span text:style-name="Source_20_Text"><text:span text:style-name="T58">S</text:span></text:span><text:span text:style-name="Source_20_Text"><text:span text:style-name="T55">i combinamos dos o más tablas </text:span></text:span><text:span text:style-name="Source_20_Text"><text:span text:style-name="T58">(en SELECT con FROM tablas)</text:span></text:span><text:span text:style-name="Source_20_Text"><text:span text:style-name="T55"> sin ninguna restricción, </text:span></text:span><text:span text:style-name="Source_20_Text"><text:span text:style-name="T58">el resultado será un producto cartesiano (</text:span></text:span><text:span text:style-name="Source_20_Text"><text:span text:style-name="T60">SQL </text:span></text:span><text:span text:style-name="Source_20_Text"><text:span text:style-name="T55">coge una fila de una tabla y la asocia con todos y cada uno de las filas de la otra tabla, independientemente de que tengan relación o no</text:span></text:span><text:span text:style-name="Source_20_Text"><text:span text:style-name="T58">), </text:span></text:span><text:span text:style-name="Source_20_Text"><text:span text:style-name="T60">y e</text:span></text:span><text:span text:style-name="Source_20_Text"><text:span text:style-name="T58">sto puede ser costoso en términos de procesamiento de esos datos.</text:span></text:span></text:p>
      <text:p text:style-name="Standard"><text:span text:style-name="Source_20_Text"><text:span text:style-name="T55">Necesitaremos </text:span></text:span><text:span text:style-name="Source_20_Text"><text:span text:style-name="Strong_20_Emphasis"><text:span text:style-name="T55">discriminar</text:span></text:span></text:span><text:span text:style-name="Source_20_Text"><text:span text:style-name="T55"> de alguna forma para que únicamente aparezcan filas de una tabla que estén relacionadas con la otra tabla. A esto se le llama </text:span></text:span><text:span text:style-name="Source_20_Text"><text:span text:style-name="Strong_20_Emphasis"><text:span text:style-name="T55">asociar tablas</text:span></text:span></text:span><text:span text:style-name="Source_20_Text"><text:span text:style-name="T55"> (</text:span></text:span><text:span text:style-name="Source_20_Text"><text:span text:style-name="T122">JOIN</text:span></text:span><text:span text:style-name="Source_20_Text"><text:span text:style-name="T55">).</text:span></text:span></text:p>
      <text:p text:style-name="Standard"><text:soft-page-break/><text:span text:style-name="Source_20_Text"><text:span text:style-name="T55">Para hacer una composición interna se parte de un producto cartesiano y se eliminan aquellas filas que no cumplen la condición de composición. </text:span></text:span>Lo importante es emparejar los campos que han de tener valores iguales. Las reglas para las composiciones son:</text:p>
      <text:list xml:id="list3496781200" text:style-name="L3">
        <text:list-item>
          <text:p text:style-name="P91">Pueden combinarse tantas tablas como se desee. </text:p>
        </text:list-item>
        <text:list-item>
          <text:p text:style-name="P91">El criterio de combinación puede estar formado por más de una pareja de columnas. </text:p>
        </text:list-item>
        <text:list-item>
          <text:p text:style-name="P91">En <text:span text:style-name="Source_20_Text">SELECT</text:span> pueden citarse columnas de ambas tablas, condicionen o no, la combinación. </text:p>
        </text:list-item>
        <text:list-item>
          <text:p text:style-name="P91">Si hay columnas con el mismo nombre en las distintas tablas, deben identificarse especificando la tabla de procedencia o utilizando un alias de tabla. </text:p>
        </text:list-item>
      </text:list>
      <text:p text:style-name="P85">Las columnas que aparecen en la cláusula WHERE se denominan columnas de emparejamiento ya que son las que permiten emparejar las filas de las dos tablas. Éstas no tienen por qué estar incluidas en la lista de selección. Emparejaremos tablas que estén relacionadas entres sí y además, una de las columnas de emparejamiento será clave principal en su tabla. Cuando emparejamos campos debemos especificar de la siguiente forma: Tabla1.Camporelacion1 = Tabla2.Camporelacion2.</text:p>
      <text:p text:style-name="Text_20_body"><text:span text:style-name="T123">Podemos </text:span>combinar una tabla consigo misma pero <text:span text:style-name="T123">se </text:span>debe poner de manera obligatoria un alias a uno de los nombres de la tabla que vas a repetir.</text:p>
      <text:p text:style-name="P54"><text:span text:style-name="T123">Ejemplo: </text:span>si queremos obtener el historial laboral de los empleados <text:span text:style-name="T123">con</text:span> nombres y apellidos, la fecha en que entraron a trabajar y la fecha de fin de trabajo <text:span text:style-name="T123">y </text:span>si ya no continúan en la empresa: </text:p>
      <text:p text:style-name="P74"><text:span text:style-name="Source_20_Text"><text:span text:style-name="T85">SELECT Nombre, Apellido1, Apellido2, Fecha_inicio, Fecha_fin</text:span></text:span></text:p>
      <text:p text:style-name="P65"><text:span text:style-name="Source_20_Text"><text:span text:style-name="T85">FROM EMPLEADOS, HISOTRIAL_LABORAL<text:line-break/>WHERE HISTORIAL_LABORAL.Empleado_DNI= EMPLEADOS.DNI;</text:span></text:span></text:p>
      <text:p text:style-name="Standard"><text:span text:style-name="Source_20_Text"><text:span text:style-name="T39">Obtener el historial con nombre de departa., nombre y apellidos del empleado de todos los departa.: </text:span></text:span></text:p>
      <text:p text:style-name="P65"><text:span text:style-name="Source_20_Text"><text:span text:style-name="T117">SELECT Nombre_Dpto, Nombre, Apellido1, Apellido2</text:span></text:span></text:p>
      <text:p text:style-name="P65"><text:span text:style-name="Source_20_Text">FROM DEPARTAMENTOS, EMPLEADOS, HISTORIAL_LABORAL</text:span></text:p>
      <text:p text:style-name="P65"><text:span text:style-name="Source_20_Text">WHERE EMPLEADOS.DNI= HISTORIAL_LABORAL. EMPLEADO_DNI </text:span></text:p>
      <text:p text:style-name="P65"><text:span text:style-name="Source_20_Text">AND HISTORIAL_LABORAL.DPTO_COD = DEPARTAMENTOS. DPTO_COD;</text:span></text:p>
      <text:p text:style-name="P55"><text:span text:style-name="Source_20_Text"><text:span text:style-name="T40">Obtener un listado con el histórico laboral de un empleador cuyo DNI sea '12345'. En dicho listado interesa conocer el nombre del puesto, así como el rango salarial.</text:span></text:span></text:p>
      <text:p text:style-name="P56"><text:span text:style-name="Source_20_Text"><text:span text:style-name="T87">SELECT T.NOMBRE_TRAB, T.SALARIO_MIN, T.SALARIO_MAX, HL.EMPLEADO_DNI, HL.TRAB_COD, HL.FECHA_INICIO, HL.FECHA_FIN, HL.DPTO_COD, HL.SUPERVISOR_DNI</text:span></text:span></text:p>
      <text:p text:style-name="P56"><text:span text:style-name="Source_20_Text"><text:span text:style-name="T87">FROM TRABAJOS T, HISTORIAL_LABORAL HL </text:span></text:span></text:p>
      <text:p text:style-name="P56"><text:span text:style-name="Source_20_Text"><text:span text:style-name="T87">WHERE T.TRABAJO_COD=HL.TRAB_COD AND EMPLEADO_DNI='12345';</text:span></text:span></text:p>
      <text:p text:style-name="P36"/>
      <text:p text:style-name="P57"><text:span text:style-name="Source_20_Text"><text:span text:style-name="T73">Composiciones externas</text:span></text:span></text:p>
      <text:p text:style-name="P58"><text:span text:style-name="Source_20_Text"><text:span text:style-name="T61">Puede ser necesario seleccionar algunas filas de una tabla aunque éstas no tengan correspondencia con las filas de la otra tabla. Añadiremos un signo más entre paréntesis (+) en la igualdad entre campos que ponemos en la cláusula </text:span></text:span><text:span text:style-name="Source_20_Text"><text:span text:style-name="T124">WHERE</text:span></text:span><text:span text:style-name="Source_20_Text"><text:span text:style-name="T61">. El carácter (+) irá </text:span></text:span><text:span text:style-name="Source_20_Text"><text:span text:style-name="T62">detrás</text:span></text:span><text:span text:style-name="Source_20_Text"><text:span text:style-name="T61"> del nombre de la tabla en la que deseamos aceptar valores nulos.</text:span></text:span></text:p>
      <text:p text:style-name="P58"><text:span text:style-name="Source_20_Text"><text:span text:style-name="T61">Ejemplo: Tenemos guardadas en dos tablas la información de los empleados de la empresa (</text:span></text:span><text:span text:style-name="Source_20_Text"><text:span text:style-name="Strong_20_Emphasis"><text:span text:style-name="T61">Cod_empleado, Nombre, Apellidos, salario y Cod_dpto</text:span></text:span></text:span><text:span text:style-name="Source_20_Text"><text:span text:style-name="T61">) por otro lado los departamentos (</text:span></text:span><text:span text:style-name="Source_20_Text"><text:span text:style-name="Strong_20_Emphasis"><text:span text:style-name="T61">Codigo_dep, Nombre</text:span></text:span></text:span><text:span text:style-name="Source_20_Text"><text:span text:style-name="T61">) de esa empresa. Recientemente se ha remodelado la empresa y se han creado un par de departamentos más pero no se les ha asignado los empleados. Si tuviéramos que obtener un informe con los datos de los empleados por departamento, seguro que deben aparecer esos departamentos aunque no tengan empleados. En este ejemplo, la cláusula </text:span></text:span><text:span text:style-name="Source_20_Text"><text:span text:style-name="T124">WHERE</text:span></text:span><text:span text:style-name="Source_20_Text"><text:span text:style-name="T61"> es</text:span></text:span></text:p>
      <text:p text:style-name="Text_20_body"><text:span text:style-name="Source_20_Text"><text:span text:style-name="T95">Cod_dpto (+)= Codigo_dep</text:span></text:span><text:span text:style-name="Source_20_Text"><text:span text:style-name="T61"> ya que es en la tabla empleados donde aparecerán valores nulos. </text:span></text:span></text:p>
      <text:p text:style-name="P87">Obtener un listado con los nombres de todos los departamentos, -aunque no tengan asignado ningún jefe-, y sus jefes, con sus datos personales.</text:p>
      <text:p text:style-name="P51">SELECT <text:s/>D.NOMBRE_DPTO, D.JEFE, E.NOMBRE, E.APELLIDO1, E.APELLIDO2 </text:p>
      <text:p text:style-name="P50">FROM DEPARTAMENTOS D, EMPLEADOS E </text:p>
      <text:p text:style-name="P50">WHERE D.JEFE(+) = E.DNI;</text:p>
      <text:p text:style-name="P24"/>
      <text:p text:style-name="P24"><text:soft-page-break/>Composiciones en la versión SQL99</text:p>
      <text:p text:style-name="P42">SQL incluye en esta versión mejoras de la sintaxis a la hora de crear composiciones en consultas:</text:p>
      <text:p text:style-name="P52">SELECT tabla1.columna1, tabla1.columna2, …, tabla2.columna1, tabla2.columna2, … </text:p>
      <text:p text:style-name="P52">FROM tabla1 </text:p>
      <text:p text:style-name="P52"><text:s text:c="5"/>[CROSS JOIN tabla2] | </text:p>
      <text:p text:style-name="P52"><text:s text:c="5"/>[NATURAL JOIN tabla2] | </text:p>
      <text:p text:style-name="P52"><text:s text:c="5"/>[JOIN tabla2 USING (columna)] | </text:p>
      <text:p text:style-name="P52"><text:s text:c="5"/>[JOIN tabla2 ON (tabla1.columna=tabla2.columna)] | </text:p>
      <text:p text:style-name="P53"><text:s text:c="5"/>[LEFT | RIGTH | FULL OUTER JOIN tabla2 ON <text:tab/><text:tab/><text:tab/><text:tab/><text:tab/><text:tab/>(tabla1.columna=tabla2.columna)];</text:p>
      <text:p text:style-name="Standard"><text:span text:style-name="Source_20_Text">CROSS JOIN</text:span>: <text:span text:style-name="T2">creará producto cartesiano de filas de las tablas, <text:s/>podemos olvidarnos de </text:span><text:span text:style-name="Source_20_Text"><text:span text:style-name="T2">WHERE</text:span></text:span><text:span text:style-name="T2">. </text:span></text:p>
      <text:p text:style-name="Standard"><text:span text:style-name="Source_20_Text">NATURAL JOIN</text:span>: detecta automáticamente las claves de unión, basándose en el nombre de la columna que coincide en ambas tablas. <text:span text:style-name="T126">S</text:span>e requerirá que las columnas de unión tengan el mismo nombre en cada tabla. <text:span text:style-name="T126">E</text:span>st<text:span text:style-name="T126">o</text:span> funcionará incluso si no están definidas las claves primarias o ajenas. </text:p>
      <text:p text:style-name="Standard"><text:span text:style-name="Source_20_Text">JOIN USING</text:span>: las tablas pueden tener más de un campo para relacionar y no siempre queremos que se relacionen por todos los campos. Esta cláusula permite establecer relaciones indicando qué campo o campos comunes se quieren utilizar para ello. </text:p>
      <text:p text:style-name="Standard"><text:span text:style-name="Source_20_Text">JOIN ON</text:span>: se utiliza para unir tablas en la que los nombres de columna no coinciden en ambas tablas o se necesita establecer asociaciones más complicadas. </text:p>
      <text:p text:style-name="P59"><text:span text:style-name="Source_20_Text">OUTER JOIN</text:span>: se puede eliminar el uso del signo (+) para composiciones externas utiliz<text:span text:style-name="T128">á</text:span>ndo<text:span text:style-name="T126">lo.</text:span> </text:p>
      <text:p text:style-name="P59"><text:span text:style-name="T82">LEFT OUTER JOIN</text:span>: es una composición externa izquierda, todas las filas de la tabla de la izquierda se devuelven, aunque no haya ninguna columna correspondiente en las tablas combinadas. </text:p>
      <text:p text:style-name="Standard"><text:span text:style-name="Source_20_Text">RIGTH OUTER JOIN</text:span>: es una composición externa derecha, todas las filas de la tabla de la derecha se devuelven, aunque no haya ninguna columna correspondiente en las tablas combinadas. </text:p>
      <text:p text:style-name="Text_20_body"><text:span text:style-name="Source_20_Text">FULL OUTER JOIN</text:span>: es una composición externa en la que se devolverán todas las filas de los campos no relacionados de ambas tablas. </text:p>
      <text:p text:style-name="P43">Ejemplos que ya hemos vistos adaptados:</text:p>
      <text:p text:style-name="P43">Obtener el historial laboral de los empleados incluyendo nombres y apellidos de los empleados, la fecha en que entraron a trabajar y la fecha de fin de trabajo si ya no continúan en la empresa. Es una consulta de composición interna, luego utilizaremos <text:span text:style-name="Source_20_Text">JOIN ON</text:span>:</text:p>
      <text:p text:style-name="P76"><text:span text:style-name="Source_20_Text"><text:span text:style-name="T89">SELECT E.Nombre, E.Apellido1, E.Apellido2, H.Fecha_inicio, H.Fecha_fin </text:span></text:span><text:span text:style-name="Source_20_Text"><text:span text:style-name="T85">FROM EMPLEADOS E JOIN HISTORIAL_LABORAL H ON (H.Empleado_DNI = E.DNI);</text:span></text:span></text:p>
      <text:p text:style-name="P43">Obtener un listado con los nombres de los distintos departamentos y sus jefes con sus datos personales. Ten en cuenta que deben aparecer todos los departamentos aunque no tengan asignado ningún jefe. Aquí estamos ante una composición externa, luego podemos utilizar <text:span text:style-name="Source_20_Text">OUTER JOIN</text:span>: </text:p>
      <text:p text:style-name="P76"><text:span text:style-name="Source_20_Text"><text:span text:style-name="T89">SELECT <text:s/>D.NOMBRE_DPTO, D.JEFE, E.NOMBRE, E.APELLIDO1, E.APELLIDO2 </text:span></text:span><text:span text:style-name="Source_20_Text"><text:span text:style-name="T85">FROM DEPARTAMENTOS D LEFT OUTER JOIN EMPLEADOS E ON (D.JEFE = E.DNI);</text:span></text:span></text:p>
      <text:p text:style-name="P25"/>
      <text:p text:style-name="P21">Otras consultas multitablas: Unión, Intersección y diferencia de consultas</text:p>
      <text:p text:style-name="P44"><text:span text:style-name="T118">Podemos tener </text:span>varias tablas con los mismos datos guardados para distintos registros y <text:span text:style-name="T127">puede que queramos </text:span>unirla en una única tabla.</text:p>
      <text:p text:style-name="Standard"><text:span text:style-name="Source_20_Text">UNION</text:span>: combina filas de<text:span text:style-name="T127">l</text:span> primer <text:span text:style-name="Source_20_Text">SELECT</text:span> con <text:span text:style-name="T127">las</text:span> de otro <text:span text:style-name="Source_20_Text">SELECT</text:span>, desapareciendo <text:span text:style-name="T127">las </text:span>duplicadas. </text:p>
      <text:p text:style-name="Standard"><text:span text:style-name="Source_20_Text">INTERSECT</text:span>: examina las filas de dos <text:span text:style-name="Source_20_Text">SELECT</text:span> y devolverá aquellas que aparezcan <text:span text:style-name="T130">sólo </text:span>en ambos conjuntos. Las filas duplicadas se eliminarán. </text:p>
      <text:p text:style-name="Standard"><text:span text:style-name="Source_20_Text">MINUS</text:span>: devuelve aquellas filas que están en el primer <text:span text:style-name="Source_20_Text">SELECT</text:span> pero no en el segundo. Las filas duplicadas del primer <text:span text:style-name="Source_20_Text">SELECT</text:span> se reducirán a una antes de comenzar la comparación. </text:p>
      <text:p text:style-name="P45">Estas operaciones se pueden combinar anidadas, pero es conveniente utilizar paréntesis para indicar que operación quieres que se haga primero. </text:p>
      <text:p text:style-name="P86"><text:soft-page-break/><text:span text:style-name="Strong_20_Emphasis"><text:span text:style-name="T107">Es</text:span></text:span><text:span text:style-name="Strong_20_Emphasis"><text:span text:style-name="T104"> </text:span></text:span><text:span text:style-name="Strong_20_Emphasis">importante</text:span><text:span text:style-name="Strong_20_Emphasis"><text:span text:style-name="T104"> </text:span></text:span><text:span text:style-name="Strong_20_Emphasis"><text:span text:style-name="T107">usar</text:span></text:span><text:span text:style-name="Strong_20_Emphasis"><text:span text:style-name="T104"> en los dos </text:span></text:span><text:span text:style-name="Source_20_Text"><text:span text:style-name="T14">SELECT</text:span></text:span><text:span text:style-name="Strong_20_Emphasis"><text:span text:style-name="T104"> el mismo número y </text:span></text:span><text:span text:style-name="Source_20_Text"><text:span text:style-name="T14">tipo</text:span></text:span><text:span text:style-name="Strong_20_Emphasis"><text:span text:style-name="T104"> de columnas y en el mismo orden.</text:span></text:span></text:p>
      <text:p text:style-name="Standard"><text:span text:style-name="Strong_20_Emphasis"><text:span text:style-name="T104">Obtener los nombres y ciudades de todos los proveedores y clientes de Alemania.</text:span></text:span></text:p>
      <text:p text:style-name="P77"><text:span text:style-name="Strong_20_Emphasis"><text:span text:style-name="Source_20_Text"><text:span text:style-name="T88">SELECT NombreCia, Ciudad FROM <text:s/>PROVEEDORES WHERE Pais = 'Alemania' </text:span></text:span></text:span><text:span text:style-name="Source_20_Text"><text:span text:style-name="T90">UNION</text:span></text:span><text:span text:style-name="Source_20_Text"><text:span text:style-name="T88"> SELECT NombreCia, Ciudad <text:s/>FROM CLIENTES WHERE Pais = 'Alemania';</text:span></text:span></text:p>
      <text:p text:style-name="Standard"><text:span text:style-name="Strong_20_Emphasis"><text:span text:style-name="T104">Una academia de idiomas da clases de inglés, frances y portugues; almacena los datos de los alumnos en tres tablas distintas una llamada "ingles", en una tabla denominada "frances" y los que aprenden portugues en la tabla "portugues". La academia necesita el nombre y domicilio de todos los alumnos que cursan los tres idiomas para enviarles iformación sobre los exámene</text:span></text:span><text:span text:style-name="Strong_20_Emphasis">s.</text:span></text:p>
      <text:p text:style-name="P65"><text:span text:style-name="Source_20_Text">SELECT nombre, domicilio FROM ingles INTERSECT</text:span></text:p>
      <text:p text:style-name="P65"><text:span text:style-name="Source_20_Text">SELECT nombre, domicilio FROM frances INTERSECT<text:line-break/>SELECT nombre, domicilio FROM portugues;</text:span></text:p>
      <text:p text:style-name="Standard"><text:span text:style-name="Strong_20_Emphasis"><text:span text:style-name="T14">Ahora la academia necesita el nombre y domicilio solo de todos los alumnos que cursan inglés (no quiere a los que ya cursan portugués pues va a enviar publicidad referente al curso de portugués).</text:span></text:span></text:p>
      <text:p text:style-name="P65"><text:span text:style-name="Strong_20_Emphasis"><text:span text:style-name="Source_20_Text"><text:span text:style-name="T104">SELECT nombre, domicilio FROM INGLES </text:span></text:span></text:span><text:span text:style-name="Source_20_Text"><text:span text:style-name="T125">MINUS</text:span></text:span></text:p>
      <text:p text:style-name="P65"><text:span text:style-name="Source_20_Text"><text:span text:style-name="T104">SELECT nombre,domicilio FROM PORTUGUES;</text:span></text:span></text:p>
      <text:p text:style-name="Text_20_body"><text:span text:style-name="Strong_20_Emphasis"><text:span text:style-name="T76"><text:line-break/></text:span></text:span><text:span text:style-name="Strong_20_Emphasis"><text:span text:style-name="T77">Subconsultas</text:span></text:span></text:p>
      <text:p text:style-name="Standard"><text:span text:style-name="Strong_20_Emphasis"><text:span text:style-name="T43">A veces </text:span></text:span><text:span text:style-name="Strong_20_Emphasis"><text:span text:style-name="T44">hay</text:span></text:span><text:span text:style-name="Strong_20_Emphasis"><text:span text:style-name="T43"> que utilizar en una consulta los resultados de otra que llamaremos subconsulta</text:span></text:span><text:span text:style-name="Strong_20_Emphasis"><text:span text:style-name="T41">:</text:span></text:span></text:p>
      <text:p text:style-name="P60"><text:span text:style-name="Strong_20_Emphasis"><text:span text:style-name="Source_20_Text"><text:span text:style-name="T91">SELECT listaExpr </text:span></text:span></text:span><text:span text:style-name="Source_20_Text"><text:span text:style-name="T92">FROM tabla</text:span></text:span></text:p>
      <text:p text:style-name="Text_20_body"><text:span text:style-name="Source_20_Text"><text:span text:style-name="T92">WHERE expresión OPERADOR (SELECT listaExpr FROM tabla);</text:span></text:span></text:p>
      <text:p text:style-name="P61"><text:span text:style-name="Source_20_Text"><text:span text:style-name="T42">La subconsulta puede ir dentro de las cláusulas WHERE, HAVING o FROM.</text:span></text:span><text:span text:style-name="Strong_20_Emphasis"><text:span text:style-name="T42"> </text:span></text:span><text:span text:style-name="Strong_20_Emphasis"><text:span text:style-name="T46">D</text:span></text:span><text:span text:style-name="Strong_20_Emphasis"><text:span text:style-name="Source_20_Text"><text:span text:style-name="T42">eben ir entre paréntesis y a la derecha</text:span></text:span></text:span><text:span text:style-name="Strong_20_Emphasis"><text:span text:style-name="T42"> del operador.</text:span></text:span><text:span text:style-name="Source_20_Text"><text:span text:style-name="T42"> El </text:span></text:span><text:span text:style-name="Strong_20_Emphasis"><text:span text:style-name="T42">OPERADOR </text:span></text:span><text:span text:style-name="Source_20_Text"><text:span text:style-name="T46">p</text:span></text:span><text:span text:style-name="Source_20_Text"><text:span text:style-name="T42">uede ser &gt;, &lt;, &gt;=, &lt;=, !=, = o IN.</text:span></text:span></text:p>
      <text:p text:style-name="Text_20_body"><text:span text:style-name="Source_20_Text"><text:span text:style-name="T42">Las subconsultas con estos operadores devuelven un único valor. </text:span></text:span><text:span text:style-name="Source_20_Text"><text:span text:style-name="T45">S</text:span></text:span><text:span text:style-name="Source_20_Text"><text:span text:style-name="T42">i devolviera más </text:span></text:span><text:span text:style-name="Source_20_Text"><text:span text:style-name="T45">generaría</text:span></text:span><text:span text:style-name="Source_20_Text"><text:span text:style-name="T42"> error.<text:line-break/></text:span></text:span><text:span text:style-name="Source_20_Text"><text:span text:style-name="T48">T</text:span></text:span><text:span text:style-name="Source_20_Text"><text:span text:style-name="T42">ipos de datos que devuelve la subconsulta y columna con la que se compara ha de ser el mismo.</text:span></text:span></text:p>
      <text:p text:style-name="P62"><text:span text:style-name="Strong_20_Emphasis"><text:span text:style-name="T47">Ejemplo: Nombre de los empleados y el sueldo de aquellos que cobran menos que Ana.</text:span></text:span></text:p>
      <text:p text:style-name="P65"><text:span text:style-name="Strong_20_Emphasis"><text:span text:style-name="Source_20_Text"><text:span text:style-name="T119">SELECT Nombre_empleado, sueldo </text:span></text:span></text:span><text:span text:style-name="Source_20_Text"><text:span text:style-name="T80">FROM EMPLEADOS</text:span></text:span></text:p>
      <text:p text:style-name="P65"><text:span text:style-name="Source_20_Text"><text:span text:style-name="T80">WHERE SUELDO &lt; </text:span></text:span><text:span text:style-name="Source_20_Text"><text:span text:style-name="T81">(</text:span></text:span><text:span text:style-name="Source_20_Text"><text:span text:style-name="T80">SELECT SUELDO FROM EMPLEADOS <text:s text:c="4"/></text:span></text:span></text:p>
      <text:p text:style-name="P65"><text:span text:style-name="Source_20_Text"><text:span text:style-name="T80">WHERE Nombre_emple = 'Ana');</text:span></text:span></text:p>
      <text:p text:style-name="P63"><text:span text:style-name="Strong_20_Emphasis"><text:span text:style-name="T49">Podemos comparar un valor con varios, es decir, si queremos que la subconsulta devuelva más de un valor y comparar el campo que tenemos con dichos valores.</text:span></text:span></text:p>
      <text:p text:style-name="P64"><text:span text:style-name="Strong_20_Emphasis"><text:span text:style-name="T49">Imagina que queremos ver si el sueldo de un empleado que es administrativo es mayor o igual que el sueldo medio de otros puestos en la empresa. Para saberlo deberíamos calcular el sueldo medio de las demás ocupaciones que tiene la empresa y éstos compararlos con la de nuestro empleado. Como ves, el resultado de la subconsulta es más de una fila. ¿Qué hacemos? </text:span></text:span></text:p>
      <text:p text:style-name="Text_20_body">Cuando el resultado de la subconsulta es más de una fila, SQL utiliza <text:span text:style-name="Strong_20_Emphasis">instrucciones especiales</text:span> entre el operador y la consulta. Estas instrucciones son: </text:p>
      <text:list xml:id="list333005503" text:style-name="L4">
        <text:list-item>
          <text:p text:style-name="P94"><text:span text:style-name="Source_20_Text">ANY</text:span>. Compara con cualquier fila de la consulta. La instrucción es válida si hay un registro en la subconsulta que permite que la comparación sea cierta. </text:p>
        </text:list-item>
        <text:list-item>
          <text:p text:style-name="P94"><text:span text:style-name="Source_20_Text">ALL</text:span>. Compara con todas las filas de la consulta. La instrucción resultará cierta si es cierta toda la comparación con los registros de la subconsulta. </text:p>
        </text:list-item>
        <text:list-item>
          <text:p text:style-name="P94"><text:span text:style-name="Source_20_Text">IN</text:span>. No utiliza comparador, <text:span text:style-name="T129">comprueba</text:span> si el valor <text:span text:style-name="T129">está</text:span> en el resultado de la subconsulta. </text:p>
        </text:list-item>
        <text:list-item>
          <text:p text:style-name="P93"><text:span text:style-name="Source_20_Text">NOT IN</text:span>. Comprueba si un valor no se encuentra en una subconsulta. </text:p>
        </text:list-item>
      </text:list>
      <text:p text:style-name="Standard"><text:span text:style-name="Strong_20_Emphasis"><text:span text:style-name="T43">En la siguiente consulta obtenemos el empleado que menos cobra: </text:span></text:span></text:p>
      <text:p text:style-name="P65"><text:span text:style-name="Source_20_Text">SELECT nombre, sueldo FROM EMPLEADOS</text:span></text:p>
      <text:p text:style-name="P65"><text:span text:style-name="Source_20_Text">WHERE sueldo &lt;= ALL (SELECT sueldo FROM EMPLEADOS); </text:span></text:p>
      <text:p text:style-name="Standard"><text:span text:style-name="Strong_20_Emphasis"><text:span text:style-name="T4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daman </meta:initial-creator>
    <meta:creation-date>2013-08-04T16:03:53.831312517</meta:creation-date>
    <dc:date>2023-05-17T19:59:29.180923166</dc:date>
    <meta:editing-duration>PT8H59M36S</meta:editing-duration>
    <meta:editing-cycles>110</meta:editing-cycles>
    <meta:generator>LibreOffice/7.3.7.2$Linux_X86_64 LibreOffice_project/30$Build-2</meta:generator>
    <meta:document-statistic meta:table-count="0" meta:image-count="0" meta:object-count="0" meta:page-count="8" meta:paragraph-count="253" meta:word-count="3992" meta:character-count="25409" meta:non-whitespace-character-count="21367"/>
  </office:meta>
</office:document-meta>
</file>